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alatino" svg:font-family="palatino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palatino" officeooo:rsid="000dfdf4" officeooo:paragraph-rsid="000dfdf4"/>
    </style:style>
    <style:style style:name="P2" style:family="paragraph" style:parent-style-name="Standard">
      <style:text-properties style:font-name="palatino" fo:font-size="20pt" fo:font-weight="bold" officeooo:rsid="000e4eda" officeooo:paragraph-rsid="000e4eda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palatino" officeooo:rsid="000edd56" officeooo:paragraph-rsid="000edd56"/>
    </style:style>
    <style:style style:name="P4" style:family="paragraph" style:parent-style-name="Standard">
      <style:text-properties style:font-name="palatino" officeooo:rsid="000f6838" officeooo:paragraph-rsid="000f6838"/>
    </style:style>
    <style:style style:name="P5" style:family="paragraph" style:parent-style-name="Standard">
      <style:text-properties style:font-name="palatino" officeooo:rsid="00102e20" officeooo:paragraph-rsid="00102e20"/>
    </style:style>
    <style:style style:name="P6" style:family="paragraph" style:parent-style-name="Standard">
      <style:text-properties style:font-name="palatino" officeooo:rsid="00114c7f" officeooo:paragraph-rsid="00114c7f"/>
    </style:style>
    <style:style style:name="P7" style:family="paragraph" style:parent-style-name="Standard">
      <style:text-properties style:font-name="palatino" officeooo:rsid="00114c7f" officeooo:paragraph-rsid="0016ee50"/>
    </style:style>
    <style:style style:name="P8" style:family="paragraph" style:parent-style-name="Standard">
      <style:text-properties style:font-name="palatino" officeooo:rsid="0012c1dd" officeooo:paragraph-rsid="0012c1dd"/>
    </style:style>
    <style:style style:name="P9" style:family="paragraph" style:parent-style-name="Standard">
      <style:text-properties style:font-name="palatino" officeooo:rsid="00144981" officeooo:paragraph-rsid="00144981"/>
    </style:style>
    <style:style style:name="P10" style:family="paragraph" style:parent-style-name="Standard">
      <style:text-properties style:font-name="palatino" officeooo:rsid="0018fe97" officeooo:paragraph-rsid="0018fe97"/>
    </style:style>
    <style:style style:name="P11" style:family="paragraph" style:parent-style-name="Standard">
      <style:text-properties style:font-name="Courier New" officeooo:rsid="00114c7f" officeooo:paragraph-rsid="00114c7f"/>
    </style:style>
    <style:style style:name="P12" style:family="paragraph" style:parent-style-name="Standard">
      <style:text-properties style:font-name="Courier New" officeooo:rsid="0012c1dd" officeooo:paragraph-rsid="0012c1dd"/>
    </style:style>
    <style:style style:name="P13" style:family="paragraph" style:parent-style-name="Standard">
      <style:text-properties style:font-name="Courier New" officeooo:rsid="00144981" officeooo:paragraph-rsid="00144981"/>
    </style:style>
    <style:style style:name="P14" style:family="paragraph" style:parent-style-name="Standard">
      <style:text-properties style:font-name="Courier New" officeooo:rsid="000dfdf4" officeooo:paragraph-rsid="00144981"/>
    </style:style>
    <style:style style:name="P15" style:family="paragraph" style:parent-style-name="Standard">
      <style:text-properties fo:color="#2a6099" style:font-name="palatino" officeooo:rsid="000dfdf4" officeooo:paragraph-rsid="000dfdf4"/>
    </style:style>
    <style:style style:name="P16" style:family="paragraph" style:parent-style-name="Standard">
      <style:text-properties fo:color="#2a6099" style:font-name="palatino" officeooo:rsid="000edd56" officeooo:paragraph-rsid="000edd56"/>
    </style:style>
    <style:style style:name="P17" style:family="paragraph" style:parent-style-name="Standard">
      <style:text-properties fo:color="#2a6099" style:font-name="palatino" officeooo:rsid="001d558b" officeooo:paragraph-rsid="001d558b"/>
    </style:style>
    <style:style style:name="P18" style:family="paragraph" style:parent-style-name="Standard">
      <style:text-properties fo:color="#ff0000" style:font-name="Courier New" officeooo:rsid="00114c7f" officeooo:paragraph-rsid="00114c7f"/>
    </style:style>
    <style:style style:name="P19" style:family="paragraph" style:parent-style-name="Standard">
      <style:text-properties fo:color="#000000" style:font-name="Courier New" officeooo:rsid="00114c7f" officeooo:paragraph-rsid="00114c7f"/>
    </style:style>
    <style:style style:name="P20" style:family="paragraph" style:parent-style-name="Standard">
      <style:text-properties fo:color="#000000" style:font-name="Courier New" fo:font-size="10pt" officeooo:rsid="0023ab62" officeooo:paragraph-rsid="0023ab62" style:font-size-asian="10pt" style:font-size-complex="10pt"/>
    </style:style>
    <style:style style:name="P21" style:family="paragraph" style:parent-style-name="Standard">
      <style:text-properties fo:color="#000000" style:font-name="Courier New" fo:font-size="10pt" officeooo:rsid="002ee096" officeooo:paragraph-rsid="002ee096" style:font-size-asian="10pt" style:font-size-complex="10pt"/>
    </style:style>
    <style:style style:name="P22" style:family="paragraph" style:parent-style-name="Standard">
      <style:text-properties fo:color="#000000" style:font-name="Courier New" fo:font-size="10pt" officeooo:rsid="00322e25" officeooo:paragraph-rsid="00322e25" style:font-size-asian="10pt" style:font-size-complex="10pt"/>
    </style:style>
    <style:style style:name="P23" style:family="paragraph" style:parent-style-name="Standard">
      <style:text-properties fo:color="#000000" style:font-name="Courier New" fo:font-size="10pt" fo:font-weight="bold" officeooo:rsid="0023ab62" officeooo:paragraph-rsid="0023ab62" style:font-size-asian="10pt" style:font-weight-asian="bold" style:font-size-complex="10pt" style:font-weight-complex="bold"/>
    </style:style>
    <style:style style:name="P24" style:family="paragraph" style:parent-style-name="Standard">
      <style:text-properties fo:color="#000000" style:font-name="Courier New" fo:font-size="8pt" officeooo:rsid="00322e25" officeooo:paragraph-rsid="00322e25" style:font-size-asian="8pt" style:font-size-complex="8pt"/>
    </style:style>
    <style:style style:name="P25" style:family="paragraph" style:parent-style-name="Standard">
      <style:text-properties fo:color="#000000" style:font-name="Courier New" fo:font-size="8pt" officeooo:rsid="0032e61d" officeooo:paragraph-rsid="0032e61d" style:font-size-asian="8pt" style:font-size-complex="8pt"/>
    </style:style>
    <style:style style:name="P26" style:family="paragraph" style:parent-style-name="Standard">
      <style:paragraph-properties fo:text-align="justify" style:justify-single-word="false"/>
      <style:text-properties fo:color="#000000" style:font-name="palatino" officeooo:rsid="0023ab62" officeooo:paragraph-rsid="0023ab62"/>
    </style:style>
    <style:style style:name="P27" style:family="paragraph" style:parent-style-name="Standard">
      <style:paragraph-properties fo:text-align="justify" style:justify-single-word="false"/>
      <style:text-properties fo:color="#000000" style:font-name="palatino" fo:font-size="12pt" officeooo:rsid="0023ab62" officeooo:paragraph-rsid="002bd35b" style:font-size-asian="12pt" style:font-size-complex="12pt"/>
    </style:style>
    <style:style style:name="P28" style:family="paragraph" style:parent-style-name="Standard">
      <style:paragraph-properties fo:break-before="page"/>
      <style:text-properties fo:color="#2a6099" style:font-name="palatino" officeooo:rsid="001d558b" officeooo:paragraph-rsid="001d558b"/>
    </style:style>
    <style:style style:name="P29" style:family="paragraph" style:parent-style-name="Standard">
      <style:paragraph-properties fo:break-before="page"/>
      <style:text-properties fo:color="#000000" style:font-name="Courier New" fo:font-size="8pt" fo:font-weight="bold" officeooo:rsid="00322e25" officeooo:paragraph-rsid="00322e25" style:font-size-asian="8pt" style:font-weight-asian="bold" style:font-size-complex="8pt" style:font-weight-complex="bold"/>
    </style:style>
    <style:style style:name="P30" style:family="paragraph" style:parent-style-name="Standard">
      <style:paragraph-properties fo:break-before="page"/>
      <style:text-properties fo:color="#000000" style:font-name="Courier New" fo:font-size="8pt" fo:font-weight="bold" officeooo:rsid="0032e61d" officeooo:paragraph-rsid="0032e61d" style:font-size-asian="8pt" style:font-weight-asian="bold" style:font-size-complex="8pt" style:font-weight-complex="bold"/>
    </style:style>
    <style:style style:name="P31" style:family="paragraph" style:parent-style-name="Standard" style:list-style-name="L1">
      <style:text-properties style:font-name="palatino" officeooo:rsid="0018fe97" officeooo:paragraph-rsid="0018fe97"/>
    </style:style>
    <style:style style:name="P32" style:family="paragraph" style:parent-style-name="Standard" style:list-style-name="L1">
      <style:text-properties style:font-name="palatino" officeooo:rsid="001bf80a" officeooo:paragraph-rsid="001bf80a"/>
    </style:style>
    <style:style style:name="P33" style:family="paragraph" style:parent-style-name="Standard" style:list-style-name="L1">
      <style:text-properties officeooo:rsid="0018fe97" officeooo:paragraph-rsid="0018fe97"/>
    </style:style>
    <style:style style:name="P34" style:family="paragraph" style:parent-style-name="Standard">
      <style:paragraph-properties fo:text-align="justify" style:justify-single-word="false"/>
      <style:text-properties fo:color="#000000" style:font-name="palatino" officeooo:rsid="0027bd3f" officeooo:paragraph-rsid="002ee096"/>
    </style:style>
    <style:style style:name="T1" style:family="text">
      <style:text-properties style:font-name="palatino"/>
    </style:style>
    <style:style style:name="T2" style:family="text">
      <style:text-properties style:font-name="palatino" officeooo:rsid="001a07ad"/>
    </style:style>
    <style:style style:name="T3" style:family="text">
      <style:text-properties style:font-name="palatino" officeooo:rsid="001b0ec3"/>
    </style:style>
    <style:style style:name="T4" style:family="text">
      <style:text-properties officeooo:rsid="0016ee50"/>
    </style:style>
    <style:style style:name="T5" style:family="text">
      <style:text-properties officeooo:rsid="0027bd3f"/>
    </style:style>
    <style:style style:name="T6" style:family="text">
      <style:text-properties officeooo:rsid="002bd35b"/>
    </style:style>
    <style:style style:name="T7" style:family="text">
      <style:text-properties officeooo:rsid="002bdda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386cf"/>
    </style:style>
    <style:style style:name="T10" style:family="text">
      <style:text-properties officeooo:rsid="00346c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va P1 – Sistemas de Programação – PCS 3216</text:p>
      <text:p text:style-name="P1">Nome: Bernardo Marcelino do Nascimento</text:p>
      <text:p text:style-name="P1">Número USP: 9836197</text:p>
      <text:p text:style-name="P4">PDF gerado em 13/05/2020 às 1<text:span text:style-name="T10">7</text:span>:<text:span text:style-name="T10">53</text:span></text:p>
      <text:p text:style-name="P1"/>
      <text:p text:style-name="P16">1ª Questão</text:p>
      <text:p text:style-name="P3"/>
      <text:p text:style-name="P15">a) Qual é a funcionalidade deste programa?</text:p>
      <text:p text:style-name="P1"/>
      <text:p text:style-name="P5">O código lê os caracteres do vetor iniciado em INIC e escreve esses caracteres na fita de saída.</text:p>
      <text:p text:style-name="P5"/>
      <text:p text:style-name="P15">b) Compatibilize-o com o seu montador e obtenha para ele um</text:p>
      <text:p text:style-name="P15">código objeto carregável.</text:p>
      <text:p text:style-name="P1"/>
      <text:p text:style-name="P6">O código objeto obtido foi </text:p>
      <text:p text:style-name="P6"/>
      <text:p text:style-name="P11">01 00 2d 8e 00 92 01 82 02 91 0c 82 03 91 0d 8e </text:p>
      <text:p text:style-name="P11">01 e0 04 82 01 52 00 92 01 11 2a 81 0d 42 00 91 </text:p>
      <text:p text:style-name="P11">0d 11 22 01 0c 81 0c 42 00 91 0c 01 0c c1 00 6f </text:p>
      <text:p text:style-name="P11">00 03 02 00 fb 00 04 02 00 fa 02 00 05 01 00 8e </text:p>
      <text:p text:style-name="P11">01 69 0e 00 07 05 74 65 78 74 6f b2 </text:p>
      <text:p text:style-name="P7"/>
      <text:p text:style-name="P7">O código <text:span text:style-name="T4">compatibilizado é</text:span></text:p>
      <text:p text:style-name="P11"/>
      <text:p text:style-name="P11"><text:s text:c="6"/>@ <text:s text:c="3"/>100</text:p>
      <text:p text:style-name="P11"/>
      <text:p text:style-name="P11">START LD <text:s text:c="2"/>COMP</text:p>
      <text:p text:style-name="P11"><text:s text:c="6"/>MM <text:s text:c="2"/>CONT</text:p>
      <text:p text:style-name="P11"/>
      <text:p text:style-name="P11">IN <text:s text:c="3"/>LD <text:s text:c="2"/>LDA0</text:p>
      <text:p text:style-name="P11"><text:s text:c="6"/>MM <text:s text:c="2"/>LDA</text:p>
      <text:p text:style-name="P11"><text:s text:c="6"/>LD <text:s text:c="2"/>LDA0+1</text:p>
      <text:p text:style-name="P11"><text:s text:c="6"/>MM <text:s text:c="2"/>LDA+1</text:p>
      <text:p text:style-name="P11"/>
      <text:p text:style-name="P19">;LDA <text:s text:c="2"/>LD <text:s text:c="2"/>INIC</text:p>
      <text:p text:style-name="P19">;LDA+1 PD <text:s text:c="2"/>SAIDA</text:p>
      <text:p text:style-name="P18">LDA <text:s text:c="2"/>K <text:s text:c="3"/>8e</text:p>
      <text:p text:style-name="P18">LDA+1 K <text:s text:c="3"/>01</text:p>
      <text:p text:style-name="P11"><text:s text:c="6"/>PD <text:s text:c="2"/>SAIDA</text:p>
      <text:p text:style-name="P11"/>
      <text:p text:style-name="P11"><text:s text:c="6"/>LD <text:s text:c="2"/>CONT</text:p>
      <text:p text:style-name="P11"><text:s text:c="6"/>- <text:s text:c="3"/>UM</text:p>
      <text:p text:style-name="P11"><text:s text:c="6"/>MM <text:s text:c="2"/>CONT</text:p>
      <text:p text:style-name="P11"><text:s text:c="6"/>JZ <text:s text:c="2"/>FORA</text:p>
      <text:p text:style-name="P11"/>
      <text:p text:style-name="P11"><text:s text:c="6"/>LD <text:s text:c="2"/>LDA+1</text:p>
      <text:p text:style-name="P11"><text:s text:c="6"/>+ <text:s text:c="3"/>UM</text:p>
      <text:p text:style-name="P11"><text:s text:c="6"/>MM <text:s text:c="2"/>LDA+1</text:p>
      <text:p text:style-name="P11"/>
      <text:p text:style-name="P11"><text:s text:c="6"/>JZ <text:s text:c="2"/>INCR</text:p>
      <text:p text:style-name="P11"><text:s text:c="6"/>JP <text:s text:c="2"/>LDA</text:p>
      <text:p text:style-name="P11"/>
      <text:p text:style-name="P11">INCR <text:s/>LD <text:s text:c="2"/>LDA <text:s text:c="3"/></text:p>
      <text:p text:style-name="P11"><text:s text:c="6"/>+ <text:s text:c="3"/>UM</text:p>
      <text:p text:style-name="P11"><text:soft-page-break/><text:s text:c="6"/>MM <text:s text:c="2"/>LDA</text:p>
      <text:p text:style-name="P11"><text:s text:c="6"/>JP <text:s text:c="2"/>LDA</text:p>
      <text:p text:style-name="P11"/>
      <text:p text:style-name="P11">FORA <text:s/>HM <text:s text:c="2"/>START</text:p>
      <text:p text:style-name="P11"/>
      <text:p text:style-name="P11"><text:s text:c="6"/>@ <text:s text:c="2"/>200</text:p>
      <text:p text:style-name="P11"/>
      <text:p text:style-name="P11">UM <text:s text:c="3"/>K <text:s text:c="2"/>1</text:p>
      <text:p text:style-name="P11">CONT <text:s/>K <text:s text:c="2"/>0</text:p>
      <text:p text:style-name="P11">;LDA0 <text:s/>LD <text:s/>INIC</text:p>
      <text:p text:style-name="P11">;LDA0+1 K 0</text:p>
      <text:p text:style-name="P18">LDA0 <text:s text:c="2"/>K <text:s/>8e</text:p>
      <text:p text:style-name="P18">LDA0+1 K <text:s/>01</text:p>
      <text:p text:style-name="P11"/>
      <text:p text:style-name="P11"><text:s text:c="6"/>@ <text:s text:c="2"/>E00</text:p>
      <text:p text:style-name="P11">COMP <text:s/>K <text:s text:c="2"/><text:span text:style-name="T4">5</text:span></text:p>
      <text:p text:style-name="P11">INIC <text:s/>K <text:s text:c="2"/><text:span text:style-name="T4">74</text:span> <text:s text:c="5"/>;"t"</text:p>
      <text:p text:style-name="P11"><text:s text:c="6"/>K <text:s text:c="2"/><text:span text:style-name="T4">65</text:span> <text:s text:c="5"/>;"e"</text:p>
      <text:p text:style-name="P11"><text:s text:c="6"/>K <text:s text:c="2"/><text:span text:style-name="T4">78</text:span> <text:s text:c="5"/>;"x"</text:p>
      <text:p text:style-name="P11"><text:s text:c="6"/>K <text:s text:c="2"/><text:span text:style-name="T4">74</text:span> <text:s text:c="5"/>;"t"</text:p>
      <text:p text:style-name="P11"><text:s text:c="6"/>K <text:s text:c="2"/><text:span text:style-name="T4">6F</text:span> <text:s text:c="5"/>;"o"</text:p>
      <text:p text:style-name="P11"><text:s text:c="6"/>#</text:p>
      <text:p text:style-name="P1"/>
      <text:p text:style-name="P10">Foram alteradas:</text:p>
      <text:list xml:id="list461817438" text:style-name="L1">
        <text:list-item>
          <text:p text:style-name="P31">as linhas com @ pois endereço na máquina não precisa de \ antes</text:p>
        </text:list-item>
        <text:list-item>
          <text:p text:style-name="P31">a instrução LDA para LD</text:p>
        </text:list-item>
        <text:list-item>
          <text:p text:style-name="P33"><text:span text:style-name="T1">a</text:span><text:span text:style-name="T3">s</text:span><text:span text:style-name="T1"> linha</text:span><text:span text:style-name="T3">s</text:span><text:span text:style-name="T1"> que define</text:span><text:span text:style-name="T3">m</text:span><text:span text:style-name="T1"> LDA e LDA0, pois a implementação do montador não permit</text:span><text:span text:style-name="T2">e</text:span><text:span text:style-name="T1"> o operando com +1</text:span></text:p>
        </text:list-item>
        <text:list-item>
          <text:p text:style-name="P32">o endereço da área do vetor de texto, pois a área depois de F00 já era reservada para o loader</text:p>
        </text:list-item>
      </text:list>
      <text:p text:style-name="P1"/>
      <text:p text:style-name="P15">c) Teste-o e faça funcionar se encontrar algum erro de lógica</text:p>
      <text:p text:style-name="P1"/>
      <text:p text:style-name="P8">A saída foi</text:p>
      <text:p text:style-name="P8"/>
      <text:p text:style-name="P12">74</text:p>
      <text:p text:style-name="P12">65</text:p>
      <text:p text:style-name="P12">78</text:p>
      <text:p text:style-name="P12">74</text:p>
      <text:p text:style-name="P12">6f</text:p>
      <text:p text:style-name="P12"/>
      <text:p text:style-name="P12">Máquina parada</text:p>
      <text:p text:style-name="P1"/>
      <text:p text:style-name="P15">d) Em lugar de operar sobre a cadeia “texto”, modifique esse</text:p>
      <text:p text:style-name="P15">programa de modo que passe a operar sobre os dados que</text:p>
      <text:p text:style-name="P15">você preparou previamente a partir do texto do seu nome</text:p>
      <text:p text:style-name="P15">(item 2 de preparação para a prova).</text:p>
      <text:p text:style-name="P1"/>
      <text:p text:style-name="P9">Foram alteradas as linhas finais para</text:p>
      <text:p text:style-name="P9"/>
      <text:p text:style-name="P13"><text:s text:c="6"/>@ <text:s text:c="2"/>E00 <text:s text:c="4"/>; o endereço aqui foi modificado pois F00 é a localização do loader</text:p>
      <text:p text:style-name="P13">COMP <text:s/>K <text:s text:c="2"/>10 <text:s text:c="5"/>; comprimento do texto, em hexa</text:p>
      <text:p text:style-name="P13">INIC <text:s/>K <text:s text:c="2"/>42 <text:s text:c="5"/>;"B" <text:s text:c="5"/>primeira letra do texto</text:p>
      <text:p text:style-name="P13"><text:s text:c="6"/>K <text:s text:c="2"/>45 <text:s text:c="5"/>;"E"</text:p>
      <text:p text:style-name="P13"><text:soft-page-break/><text:s text:c="6"/>K <text:s text:c="2"/>52 <text:s text:c="5"/>;"R"</text:p>
      <text:p text:style-name="P13"><text:s text:c="6"/>K <text:s text:c="2"/>4E <text:s text:c="5"/>;"N"</text:p>
      <text:p text:style-name="P13"><text:s text:c="6"/>K <text:s text:c="2"/>41 <text:s text:c="5"/>;"A" <text:s text:c="5"/>ultima letra do texto</text:p>
      <text:p text:style-name="P13"><text:s text:c="6"/>K <text:s text:c="2"/>52 <text:s text:c="5"/>;"R"</text:p>
      <text:p text:style-name="P13"><text:s text:c="6"/>K <text:s text:c="2"/>44 <text:s text:c="5"/>;"D"</text:p>
      <text:p text:style-name="P13"><text:s text:c="6"/>K <text:s text:c="2"/>4F <text:s text:c="5"/>;"O"</text:p>
      <text:p text:style-name="P13"><text:s text:c="6"/>K <text:s text:c="2"/>4D <text:s text:c="5"/>;"M"</text:p>
      <text:p text:style-name="P13"><text:s text:c="6"/>K <text:s text:c="2"/>41 <text:s text:c="5"/>;"A"</text:p>
      <text:p text:style-name="P13"><text:s text:c="6"/>K <text:s text:c="2"/>52 <text:s text:c="5"/>;"R"</text:p>
      <text:p text:style-name="P13"><text:s text:c="6"/>K <text:s text:c="2"/>43 <text:s text:c="5"/>;"C"</text:p>
      <text:p text:style-name="P13"><text:s text:c="6"/>K <text:s text:c="2"/>45 <text:s text:c="5"/>;"E"</text:p>
      <text:p text:style-name="P13"><text:s text:c="6"/>K <text:s text:c="2"/>4C <text:s text:c="5"/>;"L"</text:p>
      <text:p text:style-name="P13"><text:s text:c="6"/>K <text:s text:c="2"/>49 <text:s text:c="5"/>;"I"</text:p>
      <text:p text:style-name="P13"><text:s text:c="6"/>K <text:s text:c="2"/>4E <text:s text:c="5"/>;"N" <text:s text:c="5"/>ultima letra do texto</text:p>
      <text:p text:style-name="P1"/>
      <text:p text:style-name="P15">e) Teste-o no simulador e comprove seu funcionamento.</text:p>
      <text:p text:style-name="P1"/>
      <text:p text:style-name="P9">Código Objeto</text:p>
      <text:p text:style-name="P9"/>
      <text:p text:style-name="P13">01 00 2d 8e 00 92 01 82 02 91 0c 82 03 91 0d 8e </text:p>
      <text:p text:style-name="P13">01 e0 04 82 01 52 00 92 01 11 2a 81 0d 42 00 91 </text:p>
      <text:p text:style-name="P13">0d 11 22 01 0c 81 0c 42 00 91 0c 01 0c c1 00 6f </text:p>
      <text:p text:style-name="P13">00 03 02 00 fb 00 04 02 00 fa 02 00 05 01 00 8e </text:p>
      <text:p text:style-name="P13">01 69 0e 00 12 10 42 45 52 4e 41 52 44 4f 4d 41 </text:p>
      <text:p text:style-name="P13">52 43 45 4c 49 4e 38 </text:p>
      <text:p text:style-name="P9"/>
      <text:p text:style-name="P9">Saída do programa</text:p>
      <text:p text:style-name="P9"/>
      <text:p text:style-name="P14">42</text:p>
      <text:p text:style-name="P14">45</text:p>
      <text:p text:style-name="P14">52</text:p>
      <text:p text:style-name="P14">4e</text:p>
      <text:p text:style-name="P14">41</text:p>
      <text:p text:style-name="P14">52</text:p>
      <text:p text:style-name="P14">44</text:p>
      <text:p text:style-name="P14">4f</text:p>
      <text:p text:style-name="P14">4d</text:p>
      <text:p text:style-name="P14">41</text:p>
      <text:p text:style-name="P14">52</text:p>
      <text:p text:style-name="P14">43</text:p>
      <text:p text:style-name="P14">45</text:p>
      <text:p text:style-name="P14">4c</text:p>
      <text:p text:style-name="P14">49</text:p>
      <text:p text:style-name="P14">4e</text:p>
      <text:p text:style-name="P14"/>
      <text:p text:style-name="P14">Máquina parada</text:p>
      <text:p text:style-name="P1"/>
      <text:p text:style-name="P15">f) Relate e entregue o relatório em arquivo pdf.</text:p>
      <text:p text:style-name="P28">2ª Questão</text:p>
      <text:p text:style-name="P17"/>
      <text:p text:style-name="P26"><text:span text:style-name="T5"><text:tab/>O c</text:span>ódigo <text:span text:style-name="T5">foi </text:span>elaborado <text:span text:style-name="T5">com base no da questão anterior, com as principais alterações marcadas em negrito. Cada algarismo do número USP é lido do vetor por meio de LDA e é somado a uma variável TOTAL, então faz-se a multiplicação por 16 seguida da divisão por 16, obtendo-se assim o resto da divisão por 16. Esse valor é então escrito na fita de saída e pega-se o próximo algarismo do número USP, repetindo assim o algoritmo até a variável CONT chegar a 0, encerrando o loop.</text:span></text:p>
      <text:p text:style-name="P26"><text:tab/><text:span text:style-name="T6">A saída do programa condiz com o resultado esperado:</text:span></text:p>
      <text:p text:style-name="P20">7</text:p>
      <text:p text:style-name="P20">0</text:p>
      <text:p text:style-name="P20">1</text:p>
      <text:p text:style-name="P20">7</text:p>
      <text:p text:style-name="P20">a</text:p>
      <text:p text:style-name="P20">2</text:p>
      <text:p text:style-name="P20">b</text:p>
      <text:p text:style-name="P20">b</text:p>
      <text:p text:style-name="P20"/>
      <text:p text:style-name="P20">Máquina parada</text:p>
      <text:p text:style-name="P20"/>
      <text:p text:style-name="P27"><text:tab/><text:span text:style-name="T6">O programa feito foi</text:span></text:p>
      <text:p text:style-name="P20"/>
      <text:p text:style-name="P20"><text:s text:c="6"/><text:span text:style-name="T8">@ <text:s text:c="3"/>497</text:span></text:p>
      <text:p text:style-name="P20"/>
      <text:p text:style-name="P20">START LD <text:s text:c="2"/>COMP </text:p>
      <text:p text:style-name="P20"><text:s text:c="6"/>MM <text:s text:c="2"/>CONT</text:p>
      <text:p text:style-name="P20"/>
      <text:p text:style-name="P20">IN <text:s text:c="3"/>LD <text:s text:c="2"/>LDA0</text:p>
      <text:p text:style-name="P20"><text:s text:c="6"/>MM <text:s text:c="2"/>LDA</text:p>
      <text:p text:style-name="P20"><text:s text:c="6"/>LD <text:s text:c="2"/>LDA0+1</text:p>
      <text:p text:style-name="P20"><text:s text:c="6"/>MM <text:s text:c="2"/>LDA+1</text:p>
      <text:p text:style-name="P20"/>
      <text:p text:style-name="P20">LDA <text:s text:c="2"/>K <text:s text:c="3"/>8e</text:p>
      <text:p text:style-name="P20">LDA+1 K <text:s text:c="3"/>01</text:p>
      <text:p text:style-name="P23"><text:s text:c="6"/>+ <text:s text:c="3"/>TOTAL ; atualiza TOTAL</text:p>
      <text:p text:style-name="P23"><text:s text:c="6"/>MM <text:s text:c="2"/>TOTAL</text:p>
      <text:p text:style-name="P23"><text:s text:c="6"/>* <text:s text:c="3"/>DEZESSEIS <text:s/>; multiplica por 0x10 para eliminar o mais significativo</text:p>
      <text:p text:style-name="P23"><text:s text:c="22"/>; e divide em seguida por 0x10 para ficar so o menos</text:p>
      <text:p text:style-name="P23"><text:s text:c="22"/>; significativo, que eh o resto da divisao por 16</text:p>
      <text:p text:style-name="P23"><text:s text:c="6"/>/ <text:s text:c="3"/>DEZESSEIS</text:p>
      <text:p text:style-name="P23"><text:s text:c="6"/>PD <text:s text:c="2"/>0</text:p>
      <text:p text:style-name="P20"/>
      <text:p text:style-name="P20">; testa se e a ultima letra</text:p>
      <text:p text:style-name="P20"><text:s text:c="6"/>LD <text:s text:c="2"/>CONT</text:p>
      <text:p text:style-name="P20"><text:s text:c="6"/>- <text:s text:c="3"/>UM <text:s text:c="4"/>; decrementa contador do loop</text:p>
      <text:p text:style-name="P20"><text:s text:c="6"/>MM <text:s text:c="2"/>CONT</text:p>
      <text:p text:style-name="P20"><text:s text:c="6"/>JZ <text:s text:c="2"/>FORA <text:s text:c="2"/>; se zerar, terminou o loop, se nao, prossegue</text:p>
      <text:p text:style-name="P20"/>
      <text:p text:style-name="P20">; incrementa o endereco a ser acessado no vetor de letras</text:p>
      <text:p text:style-name="P20"><text:s text:c="6"/>LD <text:s text:c="2"/>LDA+1</text:p>
      <text:p text:style-name="P20"><text:s text:c="6"/>+ <text:s text:c="3"/>UM <text:s text:c="4"/>; incrementa byte menos significativo</text:p>
      <text:p text:style-name="P20"><text:s text:c="6"/>MM <text:s text:c="2"/>LDA+1</text:p>
      <text:p text:style-name="P20"/>
      <text:p text:style-name="P20"><text:s text:c="6"/>JZ <text:s text:c="2"/>INCR <text:s text:c="2"/>; se deu zero, vai incrementar o outro byte</text:p>
      <text:p text:style-name="P20"><text:s text:c="6"/>JP <text:s text:c="2"/>LDA <text:s text:c="3"/>; se nao, executa mais uma instancia do loop</text:p>
      <text:p text:style-name="P20"/>
      <text:p text:style-name="P20">; incrementa o byte mais significativo do endereco a acessar</text:p>
      <text:p text:style-name="P20">INCR <text:s/>LD <text:s text:c="2"/>LDA <text:s text:c="3"/></text:p>
      <text:p text:style-name="P20"><text:s text:c="6"/>+ <text:s text:c="3"/>UM <text:s text:c="4"/>; incrementa byte mais significativo</text:p>
      <text:p text:style-name="P20"><text:s text:c="6"/>MM <text:s text:c="2"/>LDA</text:p>
      <text:p text:style-name="P20"><text:s text:c="6"/>JP <text:s text:c="2"/>LDA <text:s text:c="3"/>; e vai executar outra instancia do loop</text:p>
      <text:p text:style-name="P20"/>
      <text:p text:style-name="P20">; final do loop</text:p>
      <text:p text:style-name="P20"><text:soft-page-break/>FORA <text:s/>HM <text:s text:c="2"/>START <text:s/>; para a maquina e volta ao inicio se for reacionada</text:p>
      <text:p text:style-name="P20"/>
      <text:p text:style-name="P20">; ========================== <text:s/>aREA DE DADOS <text:s text:c="2"/>============================</text:p>
      <text:p text:style-name="P20">;</text:p>
      <text:p text:style-name="P20"><text:s text:c="10"/>@ 200</text:p>
      <text:p text:style-name="P20">; constantes e variaveis</text:p>
      <text:p text:style-name="P20">UM <text:s text:c="7"/>K <text:s text:c="2"/>1 <text:s text:c="6"/>; constante 1</text:p>
      <text:p text:style-name="P20">CONT <text:s text:c="5"/>K <text:s text:c="2"/>0 <text:s text:c="6"/>; variavel CONT iniciada com zero</text:p>
      <text:p text:style-name="P20">LDA0 <text:s text:c="5"/>K <text:s/>8e</text:p>
      <text:p text:style-name="P20">LDA0+1 <text:s text:c="3"/>K <text:s/>01</text:p>
      <text:p text:style-name="P20">TOTAL <text:s text:c="4"/>K <text:s text:c="2"/>0</text:p>
      <text:p text:style-name="P20">DEZESSEIS K <text:s/>10</text:p>
      <text:p text:style-name="P20"/>
      <text:p text:style-name="P20"><text:s text:c="5"/>@ E00</text:p>
      <text:p text:style-name="P23">COMP K <text:s text:c="2"/>8</text:p>
      <text:p text:style-name="P23">; nusp 09836197</text:p>
      <text:p text:style-name="P23">NUSP K <text:s/>37</text:p>
      <text:p text:style-name="P23"><text:s text:c="5"/>K <text:s/>39</text:p>
      <text:p text:style-name="P23"><text:s text:c="5"/>K <text:s/>31</text:p>
      <text:p text:style-name="P23"><text:s text:c="5"/>K <text:s/>36</text:p>
      <text:p text:style-name="P23"><text:s text:c="5"/>K <text:s/>33</text:p>
      <text:p text:style-name="P23"><text:s text:c="5"/>K <text:s/>38</text:p>
      <text:p text:style-name="P23"><text:s text:c="5"/>K <text:s/>39</text:p>
      <text:p text:style-name="P23"><text:s text:c="5"/>K <text:s/>30</text:p>
      <text:p text:style-name="P20"/>
      <text:p text:style-name="P20"><text:s text:c="5"/>#</text:p>
      <text:p text:style-name="P20"/>
      <text:p text:style-name="P34">Código objeto:</text:p>
      <text:p text:style-name="P21"/>
      <text:p text:style-name="P20">04 97 34 8e 00 92 01 82 02 94 a3 82 03 94 a4 8e </text:p>
      <text:p text:style-name="P20">01 42 04 92 04 62 05 72 05 e0 00 82 01 52 00 92 </text:p>
      <text:p text:style-name="P20">01 14 c9 84 a4 42 00 94 a4 14 c1 04 a3 84 a3 42 </text:p>
      <text:p text:style-name="P20">00 94 a3 04 a3 c4 97 02 00 06 01 00 8e 01 00 10 </text:p>
      <text:p text:style-name="P20">0e 00 11 08 37 39 31 36 33 38 39 30 00 00 00 00 </text:p>
      <text:p text:style-name="P20">00 00 00 00 <text:s/></text:p>
      <text:p text:style-name="P20"/>
      <text:p text:style-name="P22"/>
      <text:p text:style-name="P29">Memória antes de carregar</text:p>
      <text:p text:style-name="P24">DEBUG MEM[000]: 0f 00 00 00 00 00 00 00 00 00 00 00 00 00 00 00 </text:p>
      <text:p text:style-name="P24">DEBUG MEM[010]: 00 00 00 00 00 00 00 00 00 00 00 00 00 00 00 00 </text:p>
      <text:p text:style-name="P24">DEBUG MEM[020]: 00 00 00 00 00 00 00 00 00 00 00 00 00 00 00 00 </text:p>
      <text:p text:style-name="P24">DEBUG MEM[030]: 00 00 00 00 00 00 00 00 00 00 00 00 00 00 00 00 </text:p>
      <text:p text:style-name="P24">DEBUG MEM[040]: 00 00 00 00 00 00 00 00 00 00 00 00 00 00 00 00 </text:p>
      <text:p text:style-name="P24">DEBUG MEM[050]: 00 00 00 00 00 00 00 00 00 00 00 00 00 00 00 00 </text:p>
      <text:p text:style-name="P24">DEBUG MEM[060]: 00 00 00 00 00 00 00 00 00 00 00 00 00 00 00 00 </text:p>
      <text:p text:style-name="P24">DEBUG MEM[070]: 00 00 00 00 00 00 00 00 00 00 00 00 00 00 00 00 </text:p>
      <text:p text:style-name="P24">DEBUG MEM[080]: 00 00 00 00 00 00 00 00 00 00 00 00 00 00 00 00 </text:p>
      <text:p text:style-name="P24">DEBUG MEM[090]: 00 00 00 00 00 00 00 00 00 00 00 00 00 00 00 00 </text:p>
      <text:p text:style-name="P24">DEBUG MEM[0a0]: 00 00 00 00 00 00 00 00 00 00 00 00 00 00 00 00 </text:p>
      <text:p text:style-name="P24">DEBUG MEM[0b0]: 00 00 00 00 00 00 00 00 00 00 00 00 00 00 00 00 </text:p>
      <text:p text:style-name="P24">DEBUG MEM[0c0]: 00 00 00 00 00 00 00 00 00 00 00 00 00 00 00 00 </text:p>
      <text:p text:style-name="P24">DEBUG MEM[0d0]: 00 00 00 00 00 00 00 00 00 00 00 00 00 00 00 00 </text:p>
      <text:p text:style-name="P24">DEBUG MEM[0e0]: 00 00 00 00 00 00 00 00 00 00 00 00 00 00 00 00 </text:p>
      <text:p text:style-name="P24">DEBUG MEM[0f0]: 00 00 00 00 00 00 00 00 00 00 00 00 00 00 00 00 </text:p>
      <text:p text:style-name="P24">DEBUG MEM[100]: 00 00 00 00 00 00 00 00 00 00 00 00 00 00 00 00 </text:p>
      <text:p text:style-name="P24">DEBUG MEM[110]: 00 00 00 00 00 00 00 00 00 00 00 00 00 00 00 00 </text:p>
      <text:p text:style-name="P24">DEBUG MEM[120]: 00 00 00 00 00 00 00 00 00 00 00 00 00 00 00 00 </text:p>
      <text:p text:style-name="P24">DEBUG MEM[130]: 00 00 00 00 00 00 00 00 00 00 00 00 00 00 00 00 </text:p>
      <text:p text:style-name="P24">DEBUG MEM[140]: 00 00 00 00 00 00 00 00 00 00 00 00 00 00 00 00 </text:p>
      <text:p text:style-name="P24">DEBUG MEM[150]: 00 00 00 00 00 00 00 00 00 00 00 00 00 00 00 00 </text:p>
      <text:p text:style-name="P24">DEBUG MEM[160]: 00 00 00 00 00 00 00 00 00 00 00 00 00 00 00 00 </text:p>
      <text:p text:style-name="P24">DEBUG MEM[170]: 00 00 00 00 00 00 00 00 00 00 00 00 00 00 00 00 </text:p>
      <text:p text:style-name="P24">DEBUG MEM[180]: 00 00 00 00 00 00 00 00 00 00 00 00 00 00 00 00 </text:p>
      <text:p text:style-name="P24">DEBUG MEM[190]: 00 00 00 00 00 00 00 00 00 00 00 00 00 00 00 00 </text:p>
      <text:p text:style-name="P24">DEBUG MEM[1a0]: 00 00 00 00 00 00 00 00 00 00 00 00 00 00 00 00 </text:p>
      <text:p text:style-name="P24">DEBUG MEM[1b0]: 00 00 00 00 00 00 00 00 00 00 00 00 00 00 00 00 </text:p>
      <text:p text:style-name="P24">DEBUG MEM[1c0]: 00 00 00 00 00 00 00 00 00 00 00 00 00 00 00 00 </text:p>
      <text:p text:style-name="P24">DEBUG MEM[1d0]: 00 00 00 00 00 00 00 00 00 00 00 00 00 00 00 00 </text:p>
      <text:p text:style-name="P24">DEBUG MEM[1e0]: 00 00 00 00 00 00 00 00 00 00 00 00 00 00 00 00 </text:p>
      <text:p text:style-name="P24">DEBUG MEM[1f0]: 00 00 00 00 00 00 00 00 00 00 00 00 00 00 00 00 </text:p>
      <text:p text:style-name="P24">DEBUG MEM[200]: 00 00 00 00 00 00 00 00 00 00 00 00 00 00 00 00 </text:p>
      <text:p text:style-name="P24">DEBUG MEM[210]: 00 00 00 00 00 00 00 00 00 00 00 00 00 00 00 00 </text:p>
      <text:p text:style-name="P24">DEBUG MEM[220]: 00 00 00 00 00 00 00 00 00 00 00 00 00 00 00 00 </text:p>
      <text:p text:style-name="P24">DEBUG MEM[230]: 00 00 00 00 00 00 00 00 00 00 00 00 00 00 00 00 </text:p>
      <text:p text:style-name="P24">DEBUG MEM[240]: 00 00 00 00 00 00 00 00 00 00 00 00 00 00 00 00 </text:p>
      <text:p text:style-name="P24">DEBUG MEM[250]: 00 00 00 00 00 00 00 00 00 00 00 00 00 00 00 00 </text:p>
      <text:p text:style-name="P24">DEBUG MEM[260]: 00 00 00 00 00 00 00 00 00 00 00 00 00 00 00 00 </text:p>
      <text:p text:style-name="P24">DEBUG MEM[270]: 00 00 00 00 00 00 00 00 00 00 00 00 00 00 00 00 </text:p>
      <text:p text:style-name="P24">DEBUG MEM[280]: 00 00 00 00 00 00 00 00 00 00 00 00 00 00 00 00 </text:p>
      <text:p text:style-name="P24">DEBUG MEM[290]: 00 00 00 00 00 00 00 00 00 00 00 00 00 00 00 00 </text:p>
      <text:p text:style-name="P24">DEBUG MEM[2a0]: 00 00 00 00 00 00 00 00 00 00 00 00 00 00 00 00 </text:p>
      <text:p text:style-name="P24">DEBUG MEM[2b0]: 00 00 00 00 00 00 00 00 00 00 00 00 00 00 00 00 </text:p>
      <text:p text:style-name="P24">DEBUG MEM[2c0]: 00 00 00 00 00 00 00 00 00 00 00 00 00 00 00 00 </text:p>
      <text:p text:style-name="P24">DEBUG MEM[2d0]: 00 00 00 00 00 00 00 00 00 00 00 00 00 00 00 00 </text:p>
      <text:p text:style-name="P24">DEBUG MEM[2e0]: 00 00 00 00 00 00 00 00 00 00 00 00 00 00 00 00 </text:p>
      <text:p text:style-name="P24">DEBUG MEM[2f0]: 00 00 00 00 00 00 00 00 00 00 00 00 00 00 00 00 </text:p>
      <text:p text:style-name="P24">DEBUG MEM[300]: 00 00 00 00 00 00 00 00 00 00 00 00 00 00 00 00 </text:p>
      <text:p text:style-name="P24">DEBUG MEM[310]: 00 00 00 00 00 00 00 00 00 00 00 00 00 00 00 00 </text:p>
      <text:p text:style-name="P24">DEBUG MEM[320]: 00 00 00 00 00 00 00 00 00 00 00 00 00 00 00 00 </text:p>
      <text:p text:style-name="P24">DEBUG MEM[330]: 00 00 00 00 00 00 00 00 00 00 00 00 00 00 00 00 </text:p>
      <text:p text:style-name="P24">DEBUG MEM[340]: 00 00 00 00 00 00 00 00 00 00 00 00 00 00 00 00 </text:p>
      <text:p text:style-name="P24">DEBUG MEM[350]: 00 00 00 00 00 00 00 00 00 00 00 00 00 00 00 00 </text:p>
      <text:p text:style-name="P24">DEBUG MEM[360]: 00 00 00 00 00 00 00 00 00 00 00 00 00 00 00 00 </text:p>
      <text:p text:style-name="P24">DEBUG MEM[370]: 00 00 00 00 00 00 00 00 00 00 00 00 00 00 00 00 </text:p>
      <text:p text:style-name="P24">DEBUG MEM[380]: 00 00 00 00 00 00 00 00 00 00 00 00 00 00 00 00 </text:p>
      <text:p text:style-name="P24">DEBUG MEM[390]: 00 00 00 00 00 00 00 00 00 00 00 00 00 00 00 00 </text:p>
      <text:p text:style-name="P24">DEBUG MEM[3a0]: 00 00 00 00 00 00 00 00 00 00 00 00 00 00 00 00 </text:p>
      <text:p text:style-name="P24">DEBUG MEM[3b0]: 00 00 00 00 00 00 00 00 00 00 00 00 00 00 00 00 </text:p>
      <text:p text:style-name="P24">DEBUG MEM[3c0]: 00 00 00 00 00 00 00 00 00 00 00 00 00 00 00 00 </text:p>
      <text:p text:style-name="P24">DEBUG MEM[3d0]: 00 00 00 00 00 00 00 00 00 00 00 00 00 00 00 00 </text:p>
      <text:p text:style-name="P24">DEBUG MEM[3e0]: 00 00 00 00 00 00 00 00 00 00 00 00 00 00 00 00 </text:p>
      <text:p text:style-name="P24">DEBUG MEM[3f0]: 00 00 00 00 00 00 00 00 00 00 00 00 00 00 00 00 </text:p>
      <text:p text:style-name="P24">DEBUG MEM[400]: 00 00 00 00 00 00 00 00 00 00 00 00 00 00 00 00 </text:p>
      <text:p text:style-name="P24">DEBUG MEM[410]: 00 00 00 00 00 00 00 00 00 00 00 00 00 00 00 00 </text:p>
      <text:p text:style-name="P24">DEBUG MEM[420]: 00 00 00 00 00 00 00 00 00 00 00 00 00 00 00 00 </text:p>
      <text:p text:style-name="P24">DEBUG MEM[430]: 00 00 00 00 00 00 00 00 00 00 00 00 00 00 00 00 </text:p>
      <text:p text:style-name="P24">DEBUG MEM[440]: 00 00 00 00 00 00 00 00 00 00 00 00 00 00 00 00 </text:p>
      <text:p text:style-name="P24">DEBUG MEM[450]: 00 00 00 00 00 00 00 00 00 00 00 00 00 00 00 00 </text:p>
      <text:p text:style-name="P24">DEBUG MEM[460]: 00 00 00 00 00 00 00 00 00 00 00 00 00 00 00 00 </text:p>
      <text:p text:style-name="P24">DEBUG MEM[470]: 00 00 00 00 00 00 00 00 00 00 00 00 00 00 00 00 </text:p>
      <text:p text:style-name="P24">DEBUG MEM[480]: 00 00 00 00 00 00 00 00 00 00 00 00 00 00 00 00 </text:p>
      <text:p text:style-name="P24">DEBUG MEM[490]: 00 00 00 00 00 00 00 00 00 00 00 00 00 00 00 00 </text:p>
      <text:p text:style-name="P24">DEBUG MEM[4a0]: 00 00 00 00 00 00 00 00 00 00 00 00 00 00 00 00 </text:p>
      <text:p text:style-name="P24">DEBUG MEM[4b0]: 00 00 00 00 00 00 00 00 00 00 00 00 00 00 00 00 </text:p>
      <text:p text:style-name="P24">DEBUG MEM[4c0]: 00 00 00 00 00 00 00 00 00 00 00 00 00 00 00 00 </text:p>
      <text:p text:style-name="P24">DEBUG MEM[4d0]: 00 00 00 00 00 00 00 00 00 00 00 00 00 00 00 00 </text:p>
      <text:p text:style-name="P24">DEBUG MEM[4e0]: 00 00 00 00 00 00 00 00 00 00 00 00 00 00 00 00 </text:p>
      <text:p text:style-name="P24"><text:soft-page-break/>DEBUG MEM[4f0]: 00 00 00 00 00 00 00 00 00 00 00 00 00 00 00 00 </text:p>
      <text:p text:style-name="P24">DEBUG MEM[500]: 00 00 00 00 00 00 00 00 00 00 00 00 00 00 00 00 </text:p>
      <text:p text:style-name="P24">DEBUG MEM[510]: 00 00 00 00 00 00 00 00 00 00 00 00 00 00 00 00 </text:p>
      <text:p text:style-name="P24">DEBUG MEM[520]: 00 00 00 00 00 00 00 00 00 00 00 00 00 00 00 00 </text:p>
      <text:p text:style-name="P24">DEBUG MEM[530]: 00 00 00 00 00 00 00 00 00 00 00 00 00 00 00 00 </text:p>
      <text:p text:style-name="P24">DEBUG MEM[540]: 00 00 00 00 00 00 00 00 00 00 00 00 00 00 00 00 </text:p>
      <text:p text:style-name="P24">DEBUG MEM[550]: 00 00 00 00 00 00 00 00 00 00 00 00 00 00 00 00 </text:p>
      <text:p text:style-name="P24">DEBUG MEM[560]: 00 00 00 00 00 00 00 00 00 00 00 00 00 00 00 00 </text:p>
      <text:p text:style-name="P24">DEBUG MEM[570]: 00 00 00 00 00 00 00 00 00 00 00 00 00 00 00 00 </text:p>
      <text:p text:style-name="P24">DEBUG MEM[580]: 00 00 00 00 00 00 00 00 00 00 00 00 00 00 00 00 </text:p>
      <text:p text:style-name="P24">DEBUG MEM[590]: 00 00 00 00 00 00 00 00 00 00 00 00 00 00 00 00 </text:p>
      <text:p text:style-name="P24">DEBUG MEM[5a0]: 00 00 00 00 00 00 00 00 00 00 00 00 00 00 00 00 </text:p>
      <text:p text:style-name="P24">DEBUG MEM[5b0]: 00 00 00 00 00 00 00 00 00 00 00 00 00 00 00 00 </text:p>
      <text:p text:style-name="P24">DEBUG MEM[5c0]: 00 00 00 00 00 00 00 00 00 00 00 00 00 00 00 00 </text:p>
      <text:p text:style-name="P24">DEBUG MEM[5d0]: 00 00 00 00 00 00 00 00 00 00 00 00 00 00 00 00 </text:p>
      <text:p text:style-name="P24">DEBUG MEM[5e0]: 00 00 00 00 00 00 00 00 00 00 00 00 00 00 00 00 </text:p>
      <text:p text:style-name="P24">DEBUG MEM[5f0]: 00 00 00 00 00 00 00 00 00 00 00 00 00 00 00 00 </text:p>
      <text:p text:style-name="P24">DEBUG MEM[600]: 00 00 00 00 00 00 00 00 00 00 00 00 00 00 00 00 </text:p>
      <text:p text:style-name="P24">DEBUG MEM[610]: 00 00 00 00 00 00 00 00 00 00 00 00 00 00 00 00 </text:p>
      <text:p text:style-name="P24">DEBUG MEM[620]: 00 00 00 00 00 00 00 00 00 00 00 00 00 00 00 00 </text:p>
      <text:p text:style-name="P24">DEBUG MEM[630]: 00 00 00 00 00 00 00 00 00 00 00 00 00 00 00 00 </text:p>
      <text:p text:style-name="P24">DEBUG MEM[640]: 00 00 00 00 00 00 00 00 00 00 00 00 00 00 00 00 </text:p>
      <text:p text:style-name="P24">DEBUG MEM[650]: 00 00 00 00 00 00 00 00 00 00 00 00 00 00 00 00 </text:p>
      <text:p text:style-name="P24">DEBUG MEM[660]: 00 00 00 00 00 00 00 00 00 00 00 00 00 00 00 00 </text:p>
      <text:p text:style-name="P24">DEBUG MEM[670]: 00 00 00 00 00 00 00 00 00 00 00 00 00 00 00 00 </text:p>
      <text:p text:style-name="P24">DEBUG MEM[680]: 00 00 00 00 00 00 00 00 00 00 00 00 00 00 00 00 </text:p>
      <text:p text:style-name="P24">DEBUG MEM[690]: 00 00 00 00 00 00 00 00 00 00 00 00 00 00 00 00 </text:p>
      <text:p text:style-name="P24">DEBUG MEM[6a0]: 00 00 00 00 00 00 00 00 00 00 00 00 00 00 00 00 </text:p>
      <text:p text:style-name="P24">DEBUG MEM[6b0]: 00 00 00 00 00 00 00 00 00 00 00 00 00 00 00 00 </text:p>
      <text:p text:style-name="P24">DEBUG MEM[6c0]: 00 00 00 00 00 00 00 00 00 00 00 00 00 00 00 00 </text:p>
      <text:p text:style-name="P24">DEBUG MEM[6d0]: 00 00 00 00 00 00 00 00 00 00 00 00 00 00 00 00 </text:p>
      <text:p text:style-name="P24">DEBUG MEM[6e0]: 00 00 00 00 00 00 00 00 00 00 00 00 00 00 00 00 </text:p>
      <text:p text:style-name="P24">DEBUG MEM[6f0]: 00 00 00 00 00 00 00 00 00 00 00 00 00 00 00 00 </text:p>
      <text:p text:style-name="P24">DEBUG MEM[700]: 00 00 00 00 00 00 00 00 00 00 00 00 00 00 00 00 </text:p>
      <text:p text:style-name="P24">DEBUG MEM[710]: 00 00 00 00 00 00 00 00 00 00 00 00 00 00 00 00 </text:p>
      <text:p text:style-name="P24">DEBUG MEM[720]: 00 00 00 00 00 00 00 00 00 00 00 00 00 00 00 00 </text:p>
      <text:p text:style-name="P24">DEBUG MEM[730]: 00 00 00 00 00 00 00 00 00 00 00 00 00 00 00 00 </text:p>
      <text:p text:style-name="P24">DEBUG MEM[740]: 00 00 00 00 00 00 00 00 00 00 00 00 00 00 00 00 </text:p>
      <text:p text:style-name="P24">DEBUG MEM[750]: 00 00 00 00 00 00 00 00 00 00 00 00 00 00 00 00 </text:p>
      <text:p text:style-name="P24">DEBUG MEM[760]: 00 00 00 00 00 00 00 00 00 00 00 00 00 00 00 00 </text:p>
      <text:p text:style-name="P24">DEBUG MEM[770]: 00 00 00 00 00 00 00 00 00 00 00 00 00 00 00 00 </text:p>
      <text:p text:style-name="P24">DEBUG MEM[780]: 00 00 00 00 00 00 00 00 00 00 00 00 00 00 00 00 </text:p>
      <text:p text:style-name="P24">DEBUG MEM[790]: 00 00 00 00 00 00 00 00 00 00 00 00 00 00 00 00 </text:p>
      <text:p text:style-name="P24">DEBUG MEM[7a0]: 00 00 00 00 00 00 00 00 00 00 00 00 00 00 00 00 </text:p>
      <text:p text:style-name="P24">DEBUG MEM[7b0]: 00 00 00 00 00 00 00 00 00 00 00 00 00 00 00 00 </text:p>
      <text:p text:style-name="P24">DEBUG MEM[7c0]: 00 00 00 00 00 00 00 00 00 00 00 00 00 00 00 00 </text:p>
      <text:p text:style-name="P24">DEBUG MEM[7d0]: 00 00 00 00 00 00 00 00 00 00 00 00 00 00 00 00 </text:p>
      <text:p text:style-name="P24">DEBUG MEM[7e0]: 00 00 00 00 00 00 00 00 00 00 00 00 00 00 00 00 </text:p>
      <text:p text:style-name="P24">DEBUG MEM[7f0]: 00 00 00 00 00 00 00 00 00 00 00 00 00 00 00 00 </text:p>
      <text:p text:style-name="P24">DEBUG MEM[800]: 00 00 00 00 00 00 00 00 00 00 00 00 00 00 00 00 </text:p>
      <text:p text:style-name="P24">DEBUG MEM[810]: 00 00 00 00 00 00 00 00 00 00 00 00 00 00 00 00 </text:p>
      <text:p text:style-name="P24">DEBUG MEM[820]: 00 00 00 00 00 00 00 00 00 00 00 00 00 00 00 00 </text:p>
      <text:p text:style-name="P24">DEBUG MEM[830]: 00 00 00 00 00 00 00 00 00 00 00 00 00 00 00 00 </text:p>
      <text:p text:style-name="P24">DEBUG MEM[840]: 00 00 00 00 00 00 00 00 00 00 00 00 00 00 00 00 </text:p>
      <text:p text:style-name="P24">DEBUG MEM[850]: 00 00 00 00 00 00 00 00 00 00 00 00 00 00 00 00 </text:p>
      <text:p text:style-name="P24">DEBUG MEM[860]: 00 00 00 00 00 00 00 00 00 00 00 00 00 00 00 00 </text:p>
      <text:p text:style-name="P24">DEBUG MEM[870]: 00 00 00 00 00 00 00 00 00 00 00 00 00 00 00 00 </text:p>
      <text:p text:style-name="P24">DEBUG MEM[880]: 00 00 00 00 00 00 00 00 00 00 00 00 00 00 00 00 </text:p>
      <text:p text:style-name="P24">DEBUG MEM[890]: 00 00 00 00 00 00 00 00 00 00 00 00 00 00 00 00 </text:p>
      <text:p text:style-name="P24">DEBUG MEM[8a0]: 00 00 00 00 00 00 00 00 00 00 00 00 00 00 00 00 </text:p>
      <text:p text:style-name="P24">DEBUG MEM[8b0]: 00 00 00 00 00 00 00 00 00 00 00 00 00 00 00 00 </text:p>
      <text:p text:style-name="P24">DEBUG MEM[8c0]: 00 00 00 00 00 00 00 00 00 00 00 00 00 00 00 00 </text:p>
      <text:p text:style-name="P24">DEBUG MEM[8d0]: 00 00 00 00 00 00 00 00 00 00 00 00 00 00 00 00 </text:p>
      <text:p text:style-name="P24">DEBUG MEM[8e0]: 00 00 00 00 00 00 00 00 00 00 00 00 00 00 00 00 </text:p>
      <text:p text:style-name="P24">DEBUG MEM[8f0]: 00 00 00 00 00 00 00 00 00 00 00 00 00 00 00 00 </text:p>
      <text:p text:style-name="P24">DEBUG MEM[900]: 00 00 00 00 00 00 00 00 00 00 00 00 00 00 00 00 </text:p>
      <text:p text:style-name="P24">DEBUG MEM[910]: 00 00 00 00 00 00 00 00 00 00 00 00 00 00 00 00 </text:p>
      <text:p text:style-name="P24">DEBUG MEM[920]: 00 00 00 00 00 00 00 00 00 00 00 00 00 00 00 00 </text:p>
      <text:p text:style-name="P24">DEBUG MEM[930]: 00 00 00 00 00 00 00 00 00 00 00 00 00 00 00 00 </text:p>
      <text:p text:style-name="P24">DEBUG MEM[940]: 00 00 00 00 00 00 00 00 00 00 00 00 00 00 00 00 </text:p>
      <text:p text:style-name="P24">DEBUG MEM[950]: 00 00 00 00 00 00 00 00 00 00 00 00 00 00 00 00 </text:p>
      <text:p text:style-name="P24">DEBUG MEM[960]: 00 00 00 00 00 00 00 00 00 00 00 00 00 00 00 00 </text:p>
      <text:p text:style-name="P24">DEBUG MEM[970]: 00 00 00 00 00 00 00 00 00 00 00 00 00 00 00 00 </text:p>
      <text:p text:style-name="P24">DEBUG MEM[980]: 00 00 00 00 00 00 00 00 00 00 00 00 00 00 00 00 </text:p>
      <text:p text:style-name="P24">DEBUG MEM[990]: 00 00 00 00 00 00 00 00 00 00 00 00 00 00 00 00 </text:p>
      <text:p text:style-name="P24">DEBUG MEM[9a0]: 00 00 00 00 00 00 00 00 00 00 00 00 00 00 00 00 </text:p>
      <text:p text:style-name="P24">DEBUG MEM[9b0]: 00 00 00 00 00 00 00 00 00 00 00 00 00 00 00 00 </text:p>
      <text:p text:style-name="P24">DEBUG MEM[9c0]: 00 00 00 00 00 00 00 00 00 00 00 00 00 00 00 00 </text:p>
      <text:p text:style-name="P24">DEBUG MEM[9d0]: 00 00 00 00 00 00 00 00 00 00 00 00 00 00 00 00 </text:p>
      <text:p text:style-name="P24">DEBUG MEM[9e0]: 00 00 00 00 00 00 00 00 00 00 00 00 00 00 00 00 </text:p>
      <text:p text:style-name="P24"><text:soft-page-break/>DEBUG MEM[9f0]: 00 00 00 00 00 00 00 00 00 00 00 00 00 00 00 00 </text:p>
      <text:p text:style-name="P24">DEBUG MEM[a00]: 00 00 00 00 00 00 00 00 00 00 00 00 00 00 00 00 </text:p>
      <text:p text:style-name="P24">DEBUG MEM[a10]: 00 00 00 00 00 00 00 00 00 00 00 00 00 00 00 00 </text:p>
      <text:p text:style-name="P24">DEBUG MEM[a20]: 00 00 00 00 00 00 00 00 00 00 00 00 00 00 00 00 </text:p>
      <text:p text:style-name="P24">DEBUG MEM[a30]: 00 00 00 00 00 00 00 00 00 00 00 00 00 00 00 00 </text:p>
      <text:p text:style-name="P24">DEBUG MEM[a40]: 00 00 00 00 00 00 00 00 00 00 00 00 00 00 00 00 </text:p>
      <text:p text:style-name="P24">DEBUG MEM[a50]: 00 00 00 00 00 00 00 00 00 00 00 00 00 00 00 00 </text:p>
      <text:p text:style-name="P24">DEBUG MEM[a60]: 00 00 00 00 00 00 00 00 00 00 00 00 00 00 00 00 </text:p>
      <text:p text:style-name="P24">DEBUG MEM[a70]: 00 00 00 00 00 00 00 00 00 00 00 00 00 00 00 00 </text:p>
      <text:p text:style-name="P24">DEBUG MEM[a80]: 00 00 00 00 00 00 00 00 00 00 00 00 00 00 00 00 </text:p>
      <text:p text:style-name="P24">DEBUG MEM[a90]: 00 00 00 00 00 00 00 00 00 00 00 00 00 00 00 00 </text:p>
      <text:p text:style-name="P24">DEBUG MEM[aa0]: 00 00 00 00 00 00 00 00 00 00 00 00 00 00 00 00 </text:p>
      <text:p text:style-name="P24">DEBUG MEM[ab0]: 00 00 00 00 00 00 00 00 00 00 00 00 00 00 00 00 </text:p>
      <text:p text:style-name="P24">DEBUG MEM[ac0]: 00 00 00 00 00 00 00 00 00 00 00 00 00 00 00 00 </text:p>
      <text:p text:style-name="P24">DEBUG MEM[ad0]: 00 00 00 00 00 00 00 00 00 00 00 00 00 00 00 00 </text:p>
      <text:p text:style-name="P24">DEBUG MEM[ae0]: 00 00 00 00 00 00 00 00 00 00 00 00 00 00 00 00 </text:p>
      <text:p text:style-name="P24">DEBUG MEM[af0]: 00 00 00 00 00 00 00 00 00 00 00 00 00 00 00 00 </text:p>
      <text:p text:style-name="P24">DEBUG MEM[b00]: 00 00 00 00 00 00 00 00 00 00 00 00 00 00 00 00 </text:p>
      <text:p text:style-name="P24">DEBUG MEM[b10]: 00 00 00 00 00 00 00 00 00 00 00 00 00 00 00 00 </text:p>
      <text:p text:style-name="P24">DEBUG MEM[b20]: 00 00 00 00 00 00 00 00 00 00 00 00 00 00 00 00 </text:p>
      <text:p text:style-name="P24">DEBUG MEM[b30]: 00 00 00 00 00 00 00 00 00 00 00 00 00 00 00 00 </text:p>
      <text:p text:style-name="P24">DEBUG MEM[b40]: 00 00 00 00 00 00 00 00 00 00 00 00 00 00 00 00 </text:p>
      <text:p text:style-name="P24">DEBUG MEM[b50]: 00 00 00 00 00 00 00 00 00 00 00 00 00 00 00 00 </text:p>
      <text:p text:style-name="P24">DEBUG MEM[b60]: 00 00 00 00 00 00 00 00 00 00 00 00 00 00 00 00 </text:p>
      <text:p text:style-name="P24">DEBUG MEM[b70]: 00 00 00 00 00 00 00 00 00 00 00 00 00 00 00 00 </text:p>
      <text:p text:style-name="P24">DEBUG MEM[b80]: 00 00 00 00 00 00 00 00 00 00 00 00 00 00 00 00 </text:p>
      <text:p text:style-name="P24">DEBUG MEM[b90]: 00 00 00 00 00 00 00 00 00 00 00 00 00 00 00 00 </text:p>
      <text:p text:style-name="P24">DEBUG MEM[ba0]: 00 00 00 00 00 00 00 00 00 00 00 00 00 00 00 00 </text:p>
      <text:p text:style-name="P24">DEBUG MEM[bb0]: 00 00 00 00 00 00 00 00 00 00 00 00 00 00 00 00 </text:p>
      <text:p text:style-name="P24">DEBUG MEM[bc0]: 00 00 00 00 00 00 00 00 00 00 00 00 00 00 00 00 </text:p>
      <text:p text:style-name="P24">DEBUG MEM[bd0]: 00 00 00 00 00 00 00 00 00 00 00 00 00 00 00 00 </text:p>
      <text:p text:style-name="P24">DEBUG MEM[be0]: 00 00 00 00 00 00 00 00 00 00 00 00 00 00 00 00 </text:p>
      <text:p text:style-name="P24">DEBUG MEM[bf0]: 00 00 00 00 00 00 00 00 00 00 00 00 00 00 00 00 </text:p>
      <text:p text:style-name="P24">DEBUG MEM[c00]: 00 00 00 00 00 00 00 00 00 00 00 00 00 00 00 00 </text:p>
      <text:p text:style-name="P24">DEBUG MEM[c10]: 00 00 00 00 00 00 00 00 00 00 00 00 00 00 00 00 </text:p>
      <text:p text:style-name="P24">DEBUG MEM[c20]: 00 00 00 00 00 00 00 00 00 00 00 00 00 00 00 00 </text:p>
      <text:p text:style-name="P24">DEBUG MEM[c30]: 00 00 00 00 00 00 00 00 00 00 00 00 00 00 00 00 </text:p>
      <text:p text:style-name="P24">DEBUG MEM[c40]: 00 00 00 00 00 00 00 00 00 00 00 00 00 00 00 00 </text:p>
      <text:p text:style-name="P24">DEBUG MEM[c50]: 00 00 00 00 00 00 00 00 00 00 00 00 00 00 00 00 </text:p>
      <text:p text:style-name="P24">DEBUG MEM[c60]: 00 00 00 00 00 00 00 00 00 00 00 00 00 00 00 00 </text:p>
      <text:p text:style-name="P24">DEBUG MEM[c70]: 00 00 00 00 00 00 00 00 00 00 00 00 00 00 00 00 </text:p>
      <text:p text:style-name="P24">DEBUG MEM[c80]: 00 00 00 00 00 00 00 00 00 00 00 00 00 00 00 00 </text:p>
      <text:p text:style-name="P24">DEBUG MEM[c90]: 00 00 00 00 00 00 00 00 00 00 00 00 00 00 00 00 </text:p>
      <text:p text:style-name="P24">DEBUG MEM[ca0]: 00 00 00 00 00 00 00 00 00 00 00 00 00 00 00 00 </text:p>
      <text:p text:style-name="P24">DEBUG MEM[cb0]: 00 00 00 00 00 00 00 00 00 00 00 00 00 00 00 00 </text:p>
      <text:p text:style-name="P24">DEBUG MEM[cc0]: 00 00 00 00 00 00 00 00 00 00 00 00 00 00 00 00 </text:p>
      <text:p text:style-name="P24">DEBUG MEM[cd0]: 00 00 00 00 00 00 00 00 00 00 00 00 00 00 00 00 </text:p>
      <text:p text:style-name="P24">DEBUG MEM[ce0]: 00 00 00 00 00 00 00 00 00 00 00 00 00 00 00 00 </text:p>
      <text:p text:style-name="P24">DEBUG MEM[cf0]: 00 00 00 00 00 00 00 00 00 00 00 00 00 00 00 00 </text:p>
      <text:p text:style-name="P24">DEBUG MEM[d00]: 00 00 00 00 00 00 00 00 00 00 00 00 00 00 00 00 </text:p>
      <text:p text:style-name="P24">DEBUG MEM[d10]: 00 00 00 00 00 00 00 00 00 00 00 00 00 00 00 00 </text:p>
      <text:p text:style-name="P24">DEBUG MEM[d20]: 00 00 00 00 00 00 00 00 00 00 00 00 00 00 00 00 </text:p>
      <text:p text:style-name="P24">DEBUG MEM[d30]: 00 00 00 00 00 00 00 00 00 00 00 00 00 00 00 00 </text:p>
      <text:p text:style-name="P24">DEBUG MEM[d40]: 00 00 00 00 00 00 00 00 00 00 00 00 00 00 00 00 </text:p>
      <text:p text:style-name="P24">DEBUG MEM[d50]: 00 00 00 00 00 00 00 00 00 00 00 00 00 00 00 00 </text:p>
      <text:p text:style-name="P24">DEBUG MEM[d60]: 00 00 00 00 00 00 00 00 00 00 00 00 00 00 00 00 </text:p>
      <text:p text:style-name="P24">DEBUG MEM[d70]: 00 00 00 00 00 00 00 00 00 00 00 00 00 00 00 00 </text:p>
      <text:p text:style-name="P24">DEBUG MEM[d80]: 00 00 00 00 00 00 00 00 00 00 00 00 00 00 00 00 </text:p>
      <text:p text:style-name="P24">DEBUG MEM[d90]: 00 00 00 00 00 00 00 00 00 00 00 00 00 00 00 00 </text:p>
      <text:p text:style-name="P24">DEBUG MEM[da0]: 00 00 00 00 00 00 00 00 00 00 00 00 00 00 00 00 </text:p>
      <text:p text:style-name="P24">DEBUG MEM[db0]: 00 00 00 00 00 00 00 00 00 00 00 00 00 00 00 00 </text:p>
      <text:p text:style-name="P24">DEBUG MEM[dc0]: 00 00 00 00 00 00 00 00 00 00 00 00 00 00 00 00 </text:p>
      <text:p text:style-name="P24">DEBUG MEM[dd0]: 00 00 00 00 00 00 00 00 00 00 00 00 00 00 00 00 </text:p>
      <text:p text:style-name="P24">DEBUG MEM[de0]: 00 00 00 00 00 00 00 00 00 00 00 00 00 00 00 00 </text:p>
      <text:p text:style-name="P24">DEBUG MEM[df0]: 00 00 00 00 00 00 00 00 00 00 00 00 00 00 00 00 </text:p>
      <text:p text:style-name="P24">DEBUG MEM[e00]: 00 00 00 00 00 00 00 00 00 00 00 00 00 00 00 00 </text:p>
      <text:p text:style-name="P24">DEBUG MEM[e10]: 00 00 00 00 00 00 00 00 00 00 00 00 00 00 00 00 </text:p>
      <text:p text:style-name="P24">DEBUG MEM[e20]: 00 00 00 00 00 00 00 00 00 00 00 00 00 00 00 00 </text:p>
      <text:p text:style-name="P24">DEBUG MEM[e30]: 00 00 00 00 00 00 00 00 00 00 00 00 00 00 00 00 </text:p>
      <text:p text:style-name="P24">DEBUG MEM[e40]: 00 00 00 00 00 00 00 00 00 00 00 00 00 00 00 00 </text:p>
      <text:p text:style-name="P24">DEBUG MEM[e50]: 00 00 00 00 00 00 00 00 00 00 00 00 00 00 00 00 </text:p>
      <text:p text:style-name="P24">DEBUG MEM[e60]: 00 00 00 00 00 00 00 00 00 00 00 00 00 00 00 00 </text:p>
      <text:p text:style-name="P24">DEBUG MEM[e70]: 00 00 00 00 00 00 00 00 00 00 00 00 00 00 00 00 </text:p>
      <text:p text:style-name="P24">DEBUG MEM[e80]: 00 00 00 00 00 00 00 00 00 00 00 00 00 00 00 00 </text:p>
      <text:p text:style-name="P24">DEBUG MEM[e90]: 00 00 00 00 00 00 00 00 00 00 00 00 00 00 00 00 </text:p>
      <text:p text:style-name="P24">DEBUG MEM[ea0]: 00 00 00 00 00 00 00 00 00 00 00 00 00 00 00 00 </text:p>
      <text:p text:style-name="P24">DEBUG MEM[eb0]: 00 00 00 00 00 00 00 00 00 00 00 00 00 00 00 00 </text:p>
      <text:p text:style-name="P24">DEBUG MEM[ec0]: 00 00 00 00 00 00 00 00 00 00 00 00 00 00 00 00 </text:p>
      <text:p text:style-name="P24">DEBUG MEM[ed0]: 00 00 00 00 00 00 00 00 00 00 00 00 00 00 00 00 </text:p>
      <text:p text:style-name="P24">DEBUG MEM[ee0]: 00 00 00 00 00 00 00 00 00 00 00 00 00 00 00 00 </text:p>
      <text:p text:style-name="P24"><text:soft-page-break/>DEBUG MEM[ef0]: 00 00 00 00 00 00 00 00 00 00 00 00 00 00 00 00 </text:p>
      <text:p text:style-name="P24">DEBUG MEM[f00]: d0 00 9f 44 4f 4b 9f 46 d0 00 9f 45 9f 47 d0 00 </text:p>
      <text:p text:style-name="P24">DEBUG MEM[f10]: 9f 4a d0 00 0f 46 8f 47 4f 4c 1f 3a 9f 47 8f 4a </text:p>
      <text:p text:style-name="P24">DEBUG MEM[f20]: 5f 4c 9f 4a 1f 28 0f 12 d0 00 4f 4b 1f 42 9f 46 </text:p>
      <text:p text:style-name="P24">DEBUG MEM[f30]: d0 00 9f 47 d0 00 9f 4a 0f 12 8f 46 4f 4c 9f 46 </text:p>
      <text:p text:style-name="P24">DEBUG MEM[f40]: 0f 1c 30 00 00 00 00 00 0f 16 00 90 01 00 00 00 </text:p>
      <text:p text:style-name="P24">DEBUG MEM[f50]: 00 00 00 00 00 00 00 00 00 00 00 00 00 00 00 00 </text:p>
      <text:p text:style-name="P24">DEBUG MEM[f60]: 00 00 00 00 00 00 00 00 00 00 00 00 00 00 00 00 </text:p>
      <text:p text:style-name="P24">DEBUG MEM[f70]: 00 00 00 00 00 00 00 00 00 00 00 00 00 00 00 00 </text:p>
      <text:p text:style-name="P24">DEBUG MEM[f80]: 00 00 00 00 00 00 00 00 00 00 00 00 00 00 00 00 </text:p>
      <text:p text:style-name="P24">DEBUG MEM[f90]: 00 00 00 00 00 00 00 00 00 00 00 00 00 00 00 00 </text:p>
      <text:p text:style-name="P24">DEBUG MEM[fa0]: 00 00 00 00 00 00 00 00 00 00 00 00 00 00 00 00 </text:p>
      <text:p text:style-name="P24">DEBUG MEM[fb0]: 00 00 00 00 00 00 00 00 00 00 00 00 00 00 00 00 </text:p>
      <text:p text:style-name="P24">DEBUG MEM[fc0]: 00 00 00 00 00 00 00 00 00 00 00 00 00 00 00 00 </text:p>
      <text:p text:style-name="P24">DEBUG MEM[fd0]: 00 00 00 00 00 00 00 00 00 00 00 00 00 00 00 00 </text:p>
      <text:p text:style-name="P24">DEBUG MEM[fe0]: 00 00 00 00 00 00 00 00 00 00 00 00 00 00 00 00 </text:p>
      <text:p text:style-name="P24">DEBUG MEM[ff0]: 00 00 00 00 00 00 00 00 00 00 00 00 00 00 00 00 </text:p>
      <text:p text:style-name="P29">Memória depois de carregar o programa</text:p>
      <text:p text:style-name="P24">DEBUG MEM[000]: 0f 00 00 00 00 00 00 00 00 00 00 00 00 00 00 00 </text:p>
      <text:p text:style-name="P24">DEBUG MEM[010]: 00 00 00 00 00 00 00 00 00 00 00 00 00 00 00 00 </text:p>
      <text:p text:style-name="P24">DEBUG MEM[020]: 00 00 00 00 00 00 00 00 00 00 00 00 00 00 00 00 </text:p>
      <text:p text:style-name="P24">DEBUG MEM[030]: 00 00 00 00 00 00 00 00 00 00 00 00 00 00 00 00 </text:p>
      <text:p text:style-name="P24">DEBUG MEM[040]: 00 00 00 00 00 00 00 00 00 00 00 00 00 00 00 00 </text:p>
      <text:p text:style-name="P24">DEBUG MEM[050]: 00 00 00 00 00 00 00 00 00 00 00 00 00 00 00 00 </text:p>
      <text:p text:style-name="P24">DEBUG MEM[060]: 00 00 00 00 00 00 00 00 00 00 00 00 00 00 00 00 </text:p>
      <text:p text:style-name="P24">DEBUG MEM[070]: 00 00 00 00 00 00 00 00 00 00 00 00 00 00 00 00 </text:p>
      <text:p text:style-name="P24">DEBUG MEM[080]: 00 00 00 00 00 00 00 00 00 00 00 00 00 00 00 00 </text:p>
      <text:p text:style-name="P24">DEBUG MEM[090]: 00 00 00 00 00 00 00 00 00 00 00 00 00 00 00 00 </text:p>
      <text:p text:style-name="P24">DEBUG MEM[0a0]: 00 00 00 00 00 00 00 00 00 00 00 00 00 00 00 00 </text:p>
      <text:p text:style-name="P24">DEBUG MEM[0b0]: 00 00 00 00 00 00 00 00 00 00 00 00 00 00 00 00 </text:p>
      <text:p text:style-name="P24">DEBUG MEM[0c0]: 00 00 00 00 00 00 00 00 00 00 00 00 00 00 00 00 </text:p>
      <text:p text:style-name="P24">DEBUG MEM[0d0]: 00 00 00 00 00 00 00 00 00 00 00 00 00 00 00 00 </text:p>
      <text:p text:style-name="P24">DEBUG MEM[0e0]: 00 00 00 00 00 00 00 00 00 00 00 00 00 00 00 00 </text:p>
      <text:p text:style-name="P24">DEBUG MEM[0f0]: 00 00 00 00 00 00 00 00 00 00 00 00 00 00 00 00 </text:p>
      <text:p text:style-name="P24">DEBUG MEM[100]: 00 00 00 00 00 00 00 00 00 00 00 00 00 00 00 00 </text:p>
      <text:p text:style-name="P24">DEBUG MEM[110]: 00 00 00 00 00 00 00 00 00 00 00 00 00 00 00 00 </text:p>
      <text:p text:style-name="P24">DEBUG MEM[120]: 00 00 00 00 00 00 00 00 00 00 00 00 00 00 00 00 </text:p>
      <text:p text:style-name="P24">DEBUG MEM[130]: 00 00 00 00 00 00 00 00 00 00 00 00 00 00 00 00 </text:p>
      <text:p text:style-name="P24">DEBUG MEM[140]: 00 00 00 00 00 00 00 00 00 00 00 00 00 00 00 00 </text:p>
      <text:p text:style-name="P24">DEBUG MEM[150]: 00 00 00 00 00 00 00 00 00 00 00 00 00 00 00 00 </text:p>
      <text:p text:style-name="P24">DEBUG MEM[160]: 00 00 00 00 00 00 00 00 00 00 00 00 00 00 00 00 </text:p>
      <text:p text:style-name="P24">DEBUG MEM[170]: 00 00 00 00 00 00 00 00 00 00 00 00 00 00 00 00 </text:p>
      <text:p text:style-name="P24">DEBUG MEM[180]: 00 00 00 00 00 00 00 00 00 00 00 00 00 00 00 00 </text:p>
      <text:p text:style-name="P24">DEBUG MEM[190]: 00 00 00 00 00 00 00 00 00 00 00 00 00 00 00 00 </text:p>
      <text:p text:style-name="P24">DEBUG MEM[1a0]: 00 00 00 00 00 00 00 00 00 00 00 00 00 00 00 00 </text:p>
      <text:p text:style-name="P24">DEBUG MEM[1b0]: 00 00 00 00 00 00 00 00 00 00 00 00 00 00 00 00 </text:p>
      <text:p text:style-name="P24">DEBUG MEM[1c0]: 00 00 00 00 00 00 00 00 00 00 00 00 00 00 00 00 </text:p>
      <text:p text:style-name="P24">DEBUG MEM[1d0]: 00 00 00 00 00 00 00 00 00 00 00 00 00 00 00 00 </text:p>
      <text:p text:style-name="P24">DEBUG MEM[1e0]: 00 00 00 00 00 00 00 00 00 00 00 00 00 00 00 00 </text:p>
      <text:p text:style-name="P24">DEBUG MEM[1f0]: 00 00 00 00 00 00 00 00 00 00 00 00 00 00 00 00 </text:p>
      <text:p text:style-name="P24">DEBUG MEM[200]: 01 00 8e 01 00 10 00 00 00 00 00 00 00 00 00 00 </text:p>
      <text:p text:style-name="P24">DEBUG MEM[210]: 00 00 00 00 00 00 00 00 00 00 00 00 00 00 00 00 </text:p>
      <text:p text:style-name="P24">DEBUG MEM[220]: 00 00 00 00 00 00 00 00 00 00 00 00 00 00 00 00 </text:p>
      <text:p text:style-name="P24">DEBUG MEM[230]: 00 00 00 00 00 00 00 00 00 00 00 00 00 00 00 00 </text:p>
      <text:p text:style-name="P24">DEBUG MEM[240]: 00 00 00 00 00 00 00 00 00 00 00 00 00 00 00 00 </text:p>
      <text:p text:style-name="P24">DEBUG MEM[250]: 00 00 00 00 00 00 00 00 00 00 00 00 00 00 00 00 </text:p>
      <text:p text:style-name="P24">DEBUG MEM[260]: 00 00 00 00 00 00 00 00 00 00 00 00 00 00 00 00 </text:p>
      <text:p text:style-name="P24">DEBUG MEM[270]: 00 00 00 00 00 00 00 00 00 00 00 00 00 00 00 00 </text:p>
      <text:p text:style-name="P24">DEBUG MEM[280]: 00 00 00 00 00 00 00 00 00 00 00 00 00 00 00 00 </text:p>
      <text:p text:style-name="P24">DEBUG MEM[290]: 00 00 00 00 00 00 00 00 00 00 00 00 00 00 00 00 </text:p>
      <text:p text:style-name="P24">DEBUG MEM[2a0]: 00 00 00 00 00 00 00 00 00 00 00 00 00 00 00 00 </text:p>
      <text:p text:style-name="P24">DEBUG MEM[2b0]: 00 00 00 00 00 00 00 00 00 00 00 00 00 00 00 00 </text:p>
      <text:p text:style-name="P24">DEBUG MEM[2c0]: 00 00 00 00 00 00 00 00 00 00 00 00 00 00 00 00 </text:p>
      <text:p text:style-name="P24">DEBUG MEM[2d0]: 00 00 00 00 00 00 00 00 00 00 00 00 00 00 00 00 </text:p>
      <text:p text:style-name="P24">DEBUG MEM[2e0]: 00 00 00 00 00 00 00 00 00 00 00 00 00 00 00 00 </text:p>
      <text:p text:style-name="P24">DEBUG MEM[2f0]: 00 00 00 00 00 00 00 00 00 00 00 00 00 00 00 00 </text:p>
      <text:p text:style-name="P24">DEBUG MEM[300]: 00 00 00 00 00 00 00 00 00 00 00 00 00 00 00 00 </text:p>
      <text:p text:style-name="P24">DEBUG MEM[310]: 00 00 00 00 00 00 00 00 00 00 00 00 00 00 00 00 </text:p>
      <text:p text:style-name="P24">DEBUG MEM[320]: 00 00 00 00 00 00 00 00 00 00 00 00 00 00 00 00 </text:p>
      <text:p text:style-name="P24">DEBUG MEM[330]: 00 00 00 00 00 00 00 00 00 00 00 00 00 00 00 00 </text:p>
      <text:p text:style-name="P24">DEBUG MEM[340]: 00 00 00 00 00 00 00 00 00 00 00 00 00 00 00 00 </text:p>
      <text:p text:style-name="P24">DEBUG MEM[350]: 00 00 00 00 00 00 00 00 00 00 00 00 00 00 00 00 </text:p>
      <text:p text:style-name="P24">DEBUG MEM[360]: 00 00 00 00 00 00 00 00 00 00 00 00 00 00 00 00 </text:p>
      <text:p text:style-name="P24">DEBUG MEM[370]: 00 00 00 00 00 00 00 00 00 00 00 00 00 00 00 00 </text:p>
      <text:p text:style-name="P24">DEBUG MEM[380]: 00 00 00 00 00 00 00 00 00 00 00 00 00 00 00 00 </text:p>
      <text:p text:style-name="P24">DEBUG MEM[390]: 00 00 00 00 00 00 00 00 00 00 00 00 00 00 00 00 </text:p>
      <text:p text:style-name="P24">DEBUG MEM[3a0]: 00 00 00 00 00 00 00 00 00 00 00 00 00 00 00 00 </text:p>
      <text:p text:style-name="P24">DEBUG MEM[3b0]: 00 00 00 00 00 00 00 00 00 00 00 00 00 00 00 00 </text:p>
      <text:p text:style-name="P24">DEBUG MEM[3c0]: 00 00 00 00 00 00 00 00 00 00 00 00 00 00 00 00 </text:p>
      <text:p text:style-name="P24">DEBUG MEM[3d0]: 00 00 00 00 00 00 00 00 00 00 00 00 00 00 00 00 </text:p>
      <text:p text:style-name="P24">DEBUG MEM[3e0]: 00 00 00 00 00 00 00 00 00 00 00 00 00 00 00 00 </text:p>
      <text:p text:style-name="P24">DEBUG MEM[3f0]: 00 00 00 00 00 00 00 00 00 00 00 00 00 00 00 00 </text:p>
      <text:p text:style-name="P24">DEBUG MEM[400]: 00 00 00 00 00 00 00 00 00 00 00 00 00 00 00 00 </text:p>
      <text:p text:style-name="P24">DEBUG MEM[410]: 00 00 00 00 00 00 00 00 00 00 00 00 00 00 00 00 </text:p>
      <text:p text:style-name="P24">DEBUG MEM[420]: 00 00 00 00 00 00 00 00 00 00 00 00 00 00 00 00 </text:p>
      <text:p text:style-name="P24">DEBUG MEM[430]: 00 00 00 00 00 00 00 00 00 00 00 00 00 00 00 00 </text:p>
      <text:p text:style-name="P24">DEBUG MEM[440]: 00 00 00 00 00 00 00 00 00 00 00 00 00 00 00 00 </text:p>
      <text:p text:style-name="P24">DEBUG MEM[450]: 00 00 00 00 00 00 00 00 00 00 00 00 00 00 00 00 </text:p>
      <text:p text:style-name="P24">DEBUG MEM[460]: 00 00 00 00 00 00 00 00 00 00 00 00 00 00 00 00 </text:p>
      <text:p text:style-name="P24">DEBUG MEM[470]: 00 00 00 00 00 00 00 00 00 00 00 00 00 00 00 00 </text:p>
      <text:p text:style-name="P24">DEBUG MEM[480]: 00 00 00 00 00 00 00 00 00 00 00 00 00 00 00 00 </text:p>
      <text:p text:style-name="P24">DEBUG MEM[490]: 00 00 00 00 00 00 00 8e 00 92 01 82 02 94 a3 82 </text:p>
      <text:p text:style-name="P24">DEBUG MEM[4a0]: 03 94 a4 8e 01 42 04 92 04 62 05 72 05 e0 00 82 </text:p>
      <text:p text:style-name="P24">DEBUG MEM[4b0]: 01 52 00 92 01 14 c9 84 a4 42 00 94 a4 14 c1 04 </text:p>
      <text:p text:style-name="P24">DEBUG MEM[4c0]: a3 84 a3 42 00 94 a3 04 a3 c4 97 00 00 00 00 00 </text:p>
      <text:p text:style-name="P24">DEBUG MEM[4d0]: 00 00 00 00 00 00 00 00 00 00 00 00 00 00 00 00 </text:p>
      <text:p text:style-name="P24">DEBUG MEM[4e0]: 00 00 00 00 00 00 00 00 00 00 00 00 00 00 00 00 </text:p>
      <text:p text:style-name="P24"><text:soft-page-break/>DEBUG MEM[4f0]: 00 00 00 00 00 00 00 00 00 00 00 00 00 00 00 00 </text:p>
      <text:p text:style-name="P24">DEBUG MEM[500]: 00 00 00 00 00 00 00 00 00 00 00 00 00 00 00 00 </text:p>
      <text:p text:style-name="P24">DEBUG MEM[510]: 00 00 00 00 00 00 00 00 00 00 00 00 00 00 00 00 </text:p>
      <text:p text:style-name="P24">DEBUG MEM[520]: 00 00 00 00 00 00 00 00 00 00 00 00 00 00 00 00 </text:p>
      <text:p text:style-name="P24">DEBUG MEM[530]: 00 00 00 00 00 00 00 00 00 00 00 00 00 00 00 00 </text:p>
      <text:p text:style-name="P24">DEBUG MEM[540]: 00 00 00 00 00 00 00 00 00 00 00 00 00 00 00 00 </text:p>
      <text:p text:style-name="P24">DEBUG MEM[550]: 00 00 00 00 00 00 00 00 00 00 00 00 00 00 00 00 </text:p>
      <text:p text:style-name="P24">DEBUG MEM[560]: 00 00 00 00 00 00 00 00 00 00 00 00 00 00 00 00 </text:p>
      <text:p text:style-name="P24">DEBUG MEM[570]: 00 00 00 00 00 00 00 00 00 00 00 00 00 00 00 00 </text:p>
      <text:p text:style-name="P24">DEBUG MEM[580]: 00 00 00 00 00 00 00 00 00 00 00 00 00 00 00 00 </text:p>
      <text:p text:style-name="P24">DEBUG MEM[590]: 00 00 00 00 00 00 00 00 00 00 00 00 00 00 00 00 </text:p>
      <text:p text:style-name="P24">DEBUG MEM[5a0]: 00 00 00 00 00 00 00 00 00 00 00 00 00 00 00 00 </text:p>
      <text:p text:style-name="P24">DEBUG MEM[5b0]: 00 00 00 00 00 00 00 00 00 00 00 00 00 00 00 00 </text:p>
      <text:p text:style-name="P24">DEBUG MEM[5c0]: 00 00 00 00 00 00 00 00 00 00 00 00 00 00 00 00 </text:p>
      <text:p text:style-name="P24">DEBUG MEM[5d0]: 00 00 00 00 00 00 00 00 00 00 00 00 00 00 00 00 </text:p>
      <text:p text:style-name="P24">DEBUG MEM[5e0]: 00 00 00 00 00 00 00 00 00 00 00 00 00 00 00 00 </text:p>
      <text:p text:style-name="P24">DEBUG MEM[5f0]: 00 00 00 00 00 00 00 00 00 00 00 00 00 00 00 00 </text:p>
      <text:p text:style-name="P24">DEBUG MEM[600]: 00 00 00 00 00 00 00 00 00 00 00 00 00 00 00 00 </text:p>
      <text:p text:style-name="P24">DEBUG MEM[610]: 00 00 00 00 00 00 00 00 00 00 00 00 00 00 00 00 </text:p>
      <text:p text:style-name="P24">DEBUG MEM[620]: 00 00 00 00 00 00 00 00 00 00 00 00 00 00 00 00 </text:p>
      <text:p text:style-name="P24">DEBUG MEM[630]: 00 00 00 00 00 00 00 00 00 00 00 00 00 00 00 00 </text:p>
      <text:p text:style-name="P24">DEBUG MEM[640]: 00 00 00 00 00 00 00 00 00 00 00 00 00 00 00 00 </text:p>
      <text:p text:style-name="P24">DEBUG MEM[650]: 00 00 00 00 00 00 00 00 00 00 00 00 00 00 00 00 </text:p>
      <text:p text:style-name="P24">DEBUG MEM[660]: 00 00 00 00 00 00 00 00 00 00 00 00 00 00 00 00 </text:p>
      <text:p text:style-name="P24">DEBUG MEM[670]: 00 00 00 00 00 00 00 00 00 00 00 00 00 00 00 00 </text:p>
      <text:p text:style-name="P24">DEBUG MEM[680]: 00 00 00 00 00 00 00 00 00 00 00 00 00 00 00 00 </text:p>
      <text:p text:style-name="P24">DEBUG MEM[690]: 00 00 00 00 00 00 00 00 00 00 00 00 00 00 00 00 </text:p>
      <text:p text:style-name="P24">DEBUG MEM[6a0]: 00 00 00 00 00 00 00 00 00 00 00 00 00 00 00 00 </text:p>
      <text:p text:style-name="P24">DEBUG MEM[6b0]: 00 00 00 00 00 00 00 00 00 00 00 00 00 00 00 00 </text:p>
      <text:p text:style-name="P24">DEBUG MEM[6c0]: 00 00 00 00 00 00 00 00 00 00 00 00 00 00 00 00 </text:p>
      <text:p text:style-name="P24">DEBUG MEM[6d0]: 00 00 00 00 00 00 00 00 00 00 00 00 00 00 00 00 </text:p>
      <text:p text:style-name="P24">DEBUG MEM[6e0]: 00 00 00 00 00 00 00 00 00 00 00 00 00 00 00 00 </text:p>
      <text:p text:style-name="P24">DEBUG MEM[6f0]: 00 00 00 00 00 00 00 00 00 00 00 00 00 00 00 00 </text:p>
      <text:p text:style-name="P24">DEBUG MEM[700]: 00 00 00 00 00 00 00 00 00 00 00 00 00 00 00 00 </text:p>
      <text:p text:style-name="P24">DEBUG MEM[710]: 00 00 00 00 00 00 00 00 00 00 00 00 00 00 00 00 </text:p>
      <text:p text:style-name="P24">DEBUG MEM[720]: 00 00 00 00 00 00 00 00 00 00 00 00 00 00 00 00 </text:p>
      <text:p text:style-name="P24">DEBUG MEM[730]: 00 00 00 00 00 00 00 00 00 00 00 00 00 00 00 00 </text:p>
      <text:p text:style-name="P24">DEBUG MEM[740]: 00 00 00 00 00 00 00 00 00 00 00 00 00 00 00 00 </text:p>
      <text:p text:style-name="P24">DEBUG MEM[750]: 00 00 00 00 00 00 00 00 00 00 00 00 00 00 00 00 </text:p>
      <text:p text:style-name="P24">DEBUG MEM[760]: 00 00 00 00 00 00 00 00 00 00 00 00 00 00 00 00 </text:p>
      <text:p text:style-name="P24">DEBUG MEM[770]: 00 00 00 00 00 00 00 00 00 00 00 00 00 00 00 00 </text:p>
      <text:p text:style-name="P24">DEBUG MEM[780]: 00 00 00 00 00 00 00 00 00 00 00 00 00 00 00 00 </text:p>
      <text:p text:style-name="P24">DEBUG MEM[790]: 00 00 00 00 00 00 00 00 00 00 00 00 00 00 00 00 </text:p>
      <text:p text:style-name="P24">DEBUG MEM[7a0]: 00 00 00 00 00 00 00 00 00 00 00 00 00 00 00 00 </text:p>
      <text:p text:style-name="P24">DEBUG MEM[7b0]: 00 00 00 00 00 00 00 00 00 00 00 00 00 00 00 00 </text:p>
      <text:p text:style-name="P24">DEBUG MEM[7c0]: 00 00 00 00 00 00 00 00 00 00 00 00 00 00 00 00 </text:p>
      <text:p text:style-name="P24">DEBUG MEM[7d0]: 00 00 00 00 00 00 00 00 00 00 00 00 00 00 00 00 </text:p>
      <text:p text:style-name="P24">DEBUG MEM[7e0]: 00 00 00 00 00 00 00 00 00 00 00 00 00 00 00 00 </text:p>
      <text:p text:style-name="P24">DEBUG MEM[7f0]: 00 00 00 00 00 00 00 00 00 00 00 00 00 00 00 00 </text:p>
      <text:p text:style-name="P24">DEBUG MEM[800]: 00 00 00 00 00 00 00 00 00 00 00 00 00 00 00 00 </text:p>
      <text:p text:style-name="P24">DEBUG MEM[810]: 00 00 00 00 00 00 00 00 00 00 00 00 00 00 00 00 </text:p>
      <text:p text:style-name="P24">DEBUG MEM[820]: 00 00 00 00 00 00 00 00 00 00 00 00 00 00 00 00 </text:p>
      <text:p text:style-name="P24">DEBUG MEM[830]: 00 00 00 00 00 00 00 00 00 00 00 00 00 00 00 00 </text:p>
      <text:p text:style-name="P24">DEBUG MEM[840]: 00 00 00 00 00 00 00 00 00 00 00 00 00 00 00 00 </text:p>
      <text:p text:style-name="P24">DEBUG MEM[850]: 00 00 00 00 00 00 00 00 00 00 00 00 00 00 00 00 </text:p>
      <text:p text:style-name="P24">DEBUG MEM[860]: 00 00 00 00 00 00 00 00 00 00 00 00 00 00 00 00 </text:p>
      <text:p text:style-name="P24">DEBUG MEM[870]: 00 00 00 00 00 00 00 00 00 00 00 00 00 00 00 00 </text:p>
      <text:p text:style-name="P24">DEBUG MEM[880]: 00 00 00 00 00 00 00 00 00 00 00 00 00 00 00 00 </text:p>
      <text:p text:style-name="P24">DEBUG MEM[890]: 00 00 00 00 00 00 00 00 00 00 00 00 00 00 00 00 </text:p>
      <text:p text:style-name="P24">DEBUG MEM[8a0]: 00 00 00 00 00 00 00 00 00 00 00 00 00 00 00 00 </text:p>
      <text:p text:style-name="P24">DEBUG MEM[8b0]: 00 00 00 00 00 00 00 00 00 00 00 00 00 00 00 00 </text:p>
      <text:p text:style-name="P24">DEBUG MEM[8c0]: 00 00 00 00 00 00 00 00 00 00 00 00 00 00 00 00 </text:p>
      <text:p text:style-name="P24">DEBUG MEM[8d0]: 00 00 00 00 00 00 00 00 00 00 00 00 00 00 00 00 </text:p>
      <text:p text:style-name="P24">DEBUG MEM[8e0]: 00 00 00 00 00 00 00 00 00 00 00 00 00 00 00 00 </text:p>
      <text:p text:style-name="P24">DEBUG MEM[8f0]: 00 00 00 00 00 00 00 00 00 00 00 00 00 00 00 00 </text:p>
      <text:p text:style-name="P24">DEBUG MEM[900]: 00 00 00 00 00 00 00 00 00 00 00 00 00 00 00 00 </text:p>
      <text:p text:style-name="P24">DEBUG MEM[910]: 00 00 00 00 00 00 00 00 00 00 00 00 00 00 00 00 </text:p>
      <text:p text:style-name="P24">DEBUG MEM[920]: 00 00 00 00 00 00 00 00 00 00 00 00 00 00 00 00 </text:p>
      <text:p text:style-name="P24">DEBUG MEM[930]: 00 00 00 00 00 00 00 00 00 00 00 00 00 00 00 00 </text:p>
      <text:p text:style-name="P24">DEBUG MEM[940]: 00 00 00 00 00 00 00 00 00 00 00 00 00 00 00 00 </text:p>
      <text:p text:style-name="P24">DEBUG MEM[950]: 00 00 00 00 00 00 00 00 00 00 00 00 00 00 00 00 </text:p>
      <text:p text:style-name="P24">DEBUG MEM[960]: 00 00 00 00 00 00 00 00 00 00 00 00 00 00 00 00 </text:p>
      <text:p text:style-name="P24">DEBUG MEM[970]: 00 00 00 00 00 00 00 00 00 00 00 00 00 00 00 00 </text:p>
      <text:p text:style-name="P24">DEBUG MEM[980]: 00 00 00 00 00 00 00 00 00 00 00 00 00 00 00 00 </text:p>
      <text:p text:style-name="P24">DEBUG MEM[990]: 00 00 00 00 00 00 00 00 00 00 00 00 00 00 00 00 </text:p>
      <text:p text:style-name="P24">DEBUG MEM[9a0]: 00 00 00 00 00 00 00 00 00 00 00 00 00 00 00 00 </text:p>
      <text:p text:style-name="P24">DEBUG MEM[9b0]: 00 00 00 00 00 00 00 00 00 00 00 00 00 00 00 00 </text:p>
      <text:p text:style-name="P24">DEBUG MEM[9c0]: 00 00 00 00 00 00 00 00 00 00 00 00 00 00 00 00 </text:p>
      <text:p text:style-name="P24">DEBUG MEM[9d0]: 00 00 00 00 00 00 00 00 00 00 00 00 00 00 00 00 </text:p>
      <text:p text:style-name="P24">DEBUG MEM[9e0]: 00 00 00 00 00 00 00 00 00 00 00 00 00 00 00 00 </text:p>
      <text:p text:style-name="P24"><text:soft-page-break/>DEBUG MEM[9f0]: 00 00 00 00 00 00 00 00 00 00 00 00 00 00 00 00 </text:p>
      <text:p text:style-name="P24">DEBUG MEM[a00]: 00 00 00 00 00 00 00 00 00 00 00 00 00 00 00 00 </text:p>
      <text:p text:style-name="P24">DEBUG MEM[a10]: 00 00 00 00 00 00 00 00 00 00 00 00 00 00 00 00 </text:p>
      <text:p text:style-name="P24">DEBUG MEM[a20]: 00 00 00 00 00 00 00 00 00 00 00 00 00 00 00 00 </text:p>
      <text:p text:style-name="P24">DEBUG MEM[a30]: 00 00 00 00 00 00 00 00 00 00 00 00 00 00 00 00 </text:p>
      <text:p text:style-name="P24">DEBUG MEM[a40]: 00 00 00 00 00 00 00 00 00 00 00 00 00 00 00 00 </text:p>
      <text:p text:style-name="P24">DEBUG MEM[a50]: 00 00 00 00 00 00 00 00 00 00 00 00 00 00 00 00 </text:p>
      <text:p text:style-name="P24">DEBUG MEM[a60]: 00 00 00 00 00 00 00 00 00 00 00 00 00 00 00 00 </text:p>
      <text:p text:style-name="P24">DEBUG MEM[a70]: 00 00 00 00 00 00 00 00 00 00 00 00 00 00 00 00 </text:p>
      <text:p text:style-name="P24">DEBUG MEM[a80]: 00 00 00 00 00 00 00 00 00 00 00 00 00 00 00 00 </text:p>
      <text:p text:style-name="P24">DEBUG MEM[a90]: 00 00 00 00 00 00 00 00 00 00 00 00 00 00 00 00 </text:p>
      <text:p text:style-name="P24">DEBUG MEM[aa0]: 00 00 00 00 00 00 00 00 00 00 00 00 00 00 00 00 </text:p>
      <text:p text:style-name="P24">DEBUG MEM[ab0]: 00 00 00 00 00 00 00 00 00 00 00 00 00 00 00 00 </text:p>
      <text:p text:style-name="P24">DEBUG MEM[ac0]: 00 00 00 00 00 00 00 00 00 00 00 00 00 00 00 00 </text:p>
      <text:p text:style-name="P24">DEBUG MEM[ad0]: 00 00 00 00 00 00 00 00 00 00 00 00 00 00 00 00 </text:p>
      <text:p text:style-name="P24">DEBUG MEM[ae0]: 00 00 00 00 00 00 00 00 00 00 00 00 00 00 00 00 </text:p>
      <text:p text:style-name="P24">DEBUG MEM[af0]: 00 00 00 00 00 00 00 00 00 00 00 00 00 00 00 00 </text:p>
      <text:p text:style-name="P24">DEBUG MEM[b00]: 00 00 00 00 00 00 00 00 00 00 00 00 00 00 00 00 </text:p>
      <text:p text:style-name="P24">DEBUG MEM[b10]: 00 00 00 00 00 00 00 00 00 00 00 00 00 00 00 00 </text:p>
      <text:p text:style-name="P24">DEBUG MEM[b20]: 00 00 00 00 00 00 00 00 00 00 00 00 00 00 00 00 </text:p>
      <text:p text:style-name="P24">DEBUG MEM[b30]: 00 00 00 00 00 00 00 00 00 00 00 00 00 00 00 00 </text:p>
      <text:p text:style-name="P24">DEBUG MEM[b40]: 00 00 00 00 00 00 00 00 00 00 00 00 00 00 00 00 </text:p>
      <text:p text:style-name="P24">DEBUG MEM[b50]: 00 00 00 00 00 00 00 00 00 00 00 00 00 00 00 00 </text:p>
      <text:p text:style-name="P24">DEBUG MEM[b60]: 00 00 00 00 00 00 00 00 00 00 00 00 00 00 00 00 </text:p>
      <text:p text:style-name="P24">DEBUG MEM[b70]: 00 00 00 00 00 00 00 00 00 00 00 00 00 00 00 00 </text:p>
      <text:p text:style-name="P24">DEBUG MEM[b80]: 00 00 00 00 00 00 00 00 00 00 00 00 00 00 00 00 </text:p>
      <text:p text:style-name="P24">DEBUG MEM[b90]: 00 00 00 00 00 00 00 00 00 00 00 00 00 00 00 00 </text:p>
      <text:p text:style-name="P24">DEBUG MEM[ba0]: 00 00 00 00 00 00 00 00 00 00 00 00 00 00 00 00 </text:p>
      <text:p text:style-name="P24">DEBUG MEM[bb0]: 00 00 00 00 00 00 00 00 00 00 00 00 00 00 00 00 </text:p>
      <text:p text:style-name="P24">DEBUG MEM[bc0]: 00 00 00 00 00 00 00 00 00 00 00 00 00 00 00 00 </text:p>
      <text:p text:style-name="P24">DEBUG MEM[bd0]: 00 00 00 00 00 00 00 00 00 00 00 00 00 00 00 00 </text:p>
      <text:p text:style-name="P24">DEBUG MEM[be0]: 00 00 00 00 00 00 00 00 00 00 00 00 00 00 00 00 </text:p>
      <text:p text:style-name="P24">DEBUG MEM[bf0]: 00 00 00 00 00 00 00 00 00 00 00 00 00 00 00 00 </text:p>
      <text:p text:style-name="P24">DEBUG MEM[c00]: 00 00 00 00 00 00 00 00 00 00 00 00 00 00 00 00 </text:p>
      <text:p text:style-name="P24">DEBUG MEM[c10]: 00 00 00 00 00 00 00 00 00 00 00 00 00 00 00 00 </text:p>
      <text:p text:style-name="P24">DEBUG MEM[c20]: 00 00 00 00 00 00 00 00 00 00 00 00 00 00 00 00 </text:p>
      <text:p text:style-name="P24">DEBUG MEM[c30]: 00 00 00 00 00 00 00 00 00 00 00 00 00 00 00 00 </text:p>
      <text:p text:style-name="P24">DEBUG MEM[c40]: 00 00 00 00 00 00 00 00 00 00 00 00 00 00 00 00 </text:p>
      <text:p text:style-name="P24">DEBUG MEM[c50]: 00 00 00 00 00 00 00 00 00 00 00 00 00 00 00 00 </text:p>
      <text:p text:style-name="P24">DEBUG MEM[c60]: 00 00 00 00 00 00 00 00 00 00 00 00 00 00 00 00 </text:p>
      <text:p text:style-name="P24">DEBUG MEM[c70]: 00 00 00 00 00 00 00 00 00 00 00 00 00 00 00 00 </text:p>
      <text:p text:style-name="P24">DEBUG MEM[c80]: 00 00 00 00 00 00 00 00 00 00 00 00 00 00 00 00 </text:p>
      <text:p text:style-name="P24">DEBUG MEM[c90]: 00 00 00 00 00 00 00 00 00 00 00 00 00 00 00 00 </text:p>
      <text:p text:style-name="P24">DEBUG MEM[ca0]: 00 00 00 00 00 00 00 00 00 00 00 00 00 00 00 00 </text:p>
      <text:p text:style-name="P24">DEBUG MEM[cb0]: 00 00 00 00 00 00 00 00 00 00 00 00 00 00 00 00 </text:p>
      <text:p text:style-name="P24">DEBUG MEM[cc0]: 00 00 00 00 00 00 00 00 00 00 00 00 00 00 00 00 </text:p>
      <text:p text:style-name="P24">DEBUG MEM[cd0]: 00 00 00 00 00 00 00 00 00 00 00 00 00 00 00 00 </text:p>
      <text:p text:style-name="P24">DEBUG MEM[ce0]: 00 00 00 00 00 00 00 00 00 00 00 00 00 00 00 00 </text:p>
      <text:p text:style-name="P24">DEBUG MEM[cf0]: 00 00 00 00 00 00 00 00 00 00 00 00 00 00 00 00 </text:p>
      <text:p text:style-name="P24">DEBUG MEM[d00]: 00 00 00 00 00 00 00 00 00 00 00 00 00 00 00 00 </text:p>
      <text:p text:style-name="P24">DEBUG MEM[d10]: 00 00 00 00 00 00 00 00 00 00 00 00 00 00 00 00 </text:p>
      <text:p text:style-name="P24">DEBUG MEM[d20]: 00 00 00 00 00 00 00 00 00 00 00 00 00 00 00 00 </text:p>
      <text:p text:style-name="P24">DEBUG MEM[d30]: 00 00 00 00 00 00 00 00 00 00 00 00 00 00 00 00 </text:p>
      <text:p text:style-name="P24">DEBUG MEM[d40]: 00 00 00 00 00 00 00 00 00 00 00 00 00 00 00 00 </text:p>
      <text:p text:style-name="P24">DEBUG MEM[d50]: 00 00 00 00 00 00 00 00 00 00 00 00 00 00 00 00 </text:p>
      <text:p text:style-name="P24">DEBUG MEM[d60]: 00 00 00 00 00 00 00 00 00 00 00 00 00 00 00 00 </text:p>
      <text:p text:style-name="P24">DEBUG MEM[d70]: 00 00 00 00 00 00 00 00 00 00 00 00 00 00 00 00 </text:p>
      <text:p text:style-name="P24">DEBUG MEM[d80]: 00 00 00 00 00 00 00 00 00 00 00 00 00 00 00 00 </text:p>
      <text:p text:style-name="P24">DEBUG MEM[d90]: 00 00 00 00 00 00 00 00 00 00 00 00 00 00 00 00 </text:p>
      <text:p text:style-name="P24">DEBUG MEM[da0]: 00 00 00 00 00 00 00 00 00 00 00 00 00 00 00 00 </text:p>
      <text:p text:style-name="P24">DEBUG MEM[db0]: 00 00 00 00 00 00 00 00 00 00 00 00 00 00 00 00 </text:p>
      <text:p text:style-name="P24">DEBUG MEM[dc0]: 00 00 00 00 00 00 00 00 00 00 00 00 00 00 00 00 </text:p>
      <text:p text:style-name="P24">DEBUG MEM[dd0]: 00 00 00 00 00 00 00 00 00 00 00 00 00 00 00 00 </text:p>
      <text:p text:style-name="P24">DEBUG MEM[de0]: 00 00 00 00 00 00 00 00 00 00 00 00 00 00 00 00 </text:p>
      <text:p text:style-name="P24">DEBUG MEM[df0]: 00 00 00 00 00 00 00 00 00 00 00 00 00 00 00 00 </text:p>
      <text:p text:style-name="P24">DEBUG MEM[e00]: 08 37 39 31 36 33 38 39 30 00 00 00 00 00 00 00 </text:p>
      <text:p text:style-name="P24">DEBUG MEM[e10]: 00 00 00 00 00 00 00 00 00 00 00 00 00 00 00 00 </text:p>
      <text:p text:style-name="P24">DEBUG MEM[e20]: 00 00 00 00 00 00 00 00 00 00 00 00 00 00 00 00 </text:p>
      <text:p text:style-name="P24">DEBUG MEM[e30]: 00 00 00 00 00 00 00 00 00 00 00 00 00 00 00 00 </text:p>
      <text:p text:style-name="P24">DEBUG MEM[e40]: 00 00 00 00 00 00 00 00 00 00 00 00 00 00 00 00 </text:p>
      <text:p text:style-name="P24">DEBUG MEM[e50]: 00 00 00 00 00 00 00 00 00 00 00 00 00 00 00 00 </text:p>
      <text:p text:style-name="P24">DEBUG MEM[e60]: 00 00 00 00 00 00 00 00 00 00 00 00 00 00 00 00 </text:p>
      <text:p text:style-name="P24">DEBUG MEM[e70]: 00 00 00 00 00 00 00 00 00 00 00 00 00 00 00 00 </text:p>
      <text:p text:style-name="P24">DEBUG MEM[e80]: 00 00 00 00 00 00 00 00 00 00 00 00 00 00 00 00 </text:p>
      <text:p text:style-name="P24">DEBUG MEM[e90]: 00 00 00 00 00 00 00 00 00 00 00 00 00 00 00 00 </text:p>
      <text:p text:style-name="P24">DEBUG MEM[ea0]: 00 00 00 00 00 00 00 00 00 00 00 00 00 00 00 00 </text:p>
      <text:p text:style-name="P24">DEBUG MEM[eb0]: 00 00 00 00 00 00 00 00 00 00 00 00 00 00 00 00 </text:p>
      <text:p text:style-name="P24">DEBUG MEM[ec0]: 00 00 00 00 00 00 00 00 00 00 00 00 00 00 00 00 </text:p>
      <text:p text:style-name="P24">DEBUG MEM[ed0]: 00 00 00 00 00 00 00 00 00 00 00 00 00 00 00 00 </text:p>
      <text:p text:style-name="P24">DEBUG MEM[ee0]: 00 00 00 00 00 00 00 00 00 00 00 00 00 00 00 00 </text:p>
      <text:p text:style-name="P24"><text:soft-page-break/>DEBUG MEM[ef0]: 00 00 00 00 00 00 00 00 00 00 00 00 00 00 00 00 </text:p>
      <text:p text:style-name="P24">DEBUG MEM[f00]: d0 00 9f 44 4f 4b 9f 46 d0 00 9f 45 9f 47 d0 00 </text:p>
      <text:p text:style-name="P24">DEBUG MEM[f10]: 9f 4a d0 00 0f 46 8f 47 4f 4c 1f 3a 9f 47 8f 4a </text:p>
      <text:p text:style-name="P24">DEBUG MEM[f20]: 5f 4c 9f 4a 1f 28 0f 12 d0 00 4f 4b 1f 42 9f 46 </text:p>
      <text:p text:style-name="P24">DEBUG MEM[f30]: d0 00 9f 47 d0 00 9f 4a 0f 12 8f 46 4f 4c 9f 46 </text:p>
      <text:p text:style-name="P24">DEBUG MEM[f40]: 0f 1c 30 00 04 97 9e 11 0f 16 00 90 01 00 00 00 </text:p>
      <text:p text:style-name="P24">DEBUG MEM[f50]: 00 00 00 00 00 00 00 00 00 00 00 00 00 00 00 00 </text:p>
      <text:p text:style-name="P24">DEBUG MEM[f60]: 00 00 00 00 00 00 00 00 00 00 00 00 00 00 00 00 </text:p>
      <text:p text:style-name="P24">DEBUG MEM[f70]: 00 00 00 00 00 00 00 00 00 00 00 00 00 00 00 00 </text:p>
      <text:p text:style-name="P24">DEBUG MEM[f80]: 00 00 00 00 00 00 00 00 00 00 00 00 00 00 00 00 </text:p>
      <text:p text:style-name="P24">DEBUG MEM[f90]: 00 00 00 00 00 00 00 00 00 00 00 00 00 00 00 00 </text:p>
      <text:p text:style-name="P24">DEBUG MEM[fa0]: 00 00 00 00 00 00 00 00 00 00 00 00 00 00 00 00 </text:p>
      <text:p text:style-name="P24">DEBUG MEM[fb0]: 00 00 00 00 00 00 00 00 00 00 00 00 00 00 00 00 </text:p>
      <text:p text:style-name="P24">DEBUG MEM[fc0]: 00 00 00 00 00 00 00 00 00 00 00 00 00 00 00 00 </text:p>
      <text:p text:style-name="P24">DEBUG MEM[fd0]: 00 00 00 00 00 00 00 00 00 00 00 00 00 00 00 00 </text:p>
      <text:p text:style-name="P24">DEBUG MEM[fe0]: 00 00 00 00 00 00 00 00 00 00 00 00 00 00 00 00 </text:p>
      <text:p text:style-name="P24">DEBUG MEM[ff0]: 00 00 00 00 00 00 00 00 00 00 00 00 00 00 00 00 </text:p>
      <text:p text:style-name="P30">Após o término</text:p>
      <text:p text:style-name="P25">DEBUG MEM[000]: 0f 00 00 00 00 00 00 00 00 00 00 00 00 00 00 00 </text:p>
      <text:p text:style-name="P25">DEBUG MEM[010]: 00 00 00 00 00 00 00 00 00 00 00 00 00 00 00 00 </text:p>
      <text:p text:style-name="P25">DEBUG MEM[020]: 00 00 00 00 00 00 00 00 00 00 00 00 00 00 00 00 </text:p>
      <text:p text:style-name="P25">DEBUG MEM[030]: 00 00 00 00 00 00 00 00 00 00 00 00 00 00 00 00 </text:p>
      <text:p text:style-name="P25">DEBUG MEM[040]: 00 00 00 00 00 00 00 00 00 00 00 00 00 00 00 00 </text:p>
      <text:p text:style-name="P25">DEBUG MEM[050]: 00 00 00 00 00 00 00 00 00 00 00 00 00 00 00 00 </text:p>
      <text:p text:style-name="P25">DEBUG MEM[060]: 00 00 00 00 00 00 00 00 00 00 00 00 00 00 00 00 </text:p>
      <text:p text:style-name="P25">DEBUG MEM[070]: 00 00 00 00 00 00 00 00 00 00 00 00 00 00 00 00 </text:p>
      <text:p text:style-name="P25">DEBUG MEM[080]: 00 00 00 00 00 00 00 00 00 00 00 00 00 00 00 00 </text:p>
      <text:p text:style-name="P25">DEBUG MEM[090]: 00 00 00 00 00 00 00 00 00 00 00 00 00 00 00 00 </text:p>
      <text:p text:style-name="P25">DEBUG MEM[0a0]: 00 00 00 00 00 00 00 00 00 00 00 00 00 00 00 00 </text:p>
      <text:p text:style-name="P25">DEBUG MEM[0b0]: 00 00 00 00 00 00 00 00 00 00 00 00 00 00 00 00 </text:p>
      <text:p text:style-name="P25">DEBUG MEM[0c0]: 00 00 00 00 00 00 00 00 00 00 00 00 00 00 00 00 </text:p>
      <text:p text:style-name="P25">DEBUG MEM[0d0]: 00 00 00 00 00 00 00 00 00 00 00 00 00 00 00 00 </text:p>
      <text:p text:style-name="P25">DEBUG MEM[0e0]: 00 00 00 00 00 00 00 00 00 00 00 00 00 00 00 00 </text:p>
      <text:p text:style-name="P25">DEBUG MEM[0f0]: 00 00 00 00 00 00 00 00 00 00 00 00 00 00 00 00 </text:p>
      <text:p text:style-name="P25">DEBUG MEM[100]: 00 00 00 00 00 00 00 00 00 00 00 00 00 00 00 00 </text:p>
      <text:p text:style-name="P25">DEBUG MEM[110]: 00 00 00 00 00 00 00 00 00 00 00 00 00 00 00 00 </text:p>
      <text:p text:style-name="P25">DEBUG MEM[120]: 00 00 00 00 00 00 00 00 00 00 00 00 00 00 00 00 </text:p>
      <text:p text:style-name="P25">DEBUG MEM[130]: 00 00 00 00 00 00 00 00 00 00 00 00 00 00 00 00 </text:p>
      <text:p text:style-name="P25">DEBUG MEM[140]: 00 00 00 00 00 00 00 00 00 00 00 00 00 00 00 00 </text:p>
      <text:p text:style-name="P25">DEBUG MEM[150]: 00 00 00 00 00 00 00 00 00 00 00 00 00 00 00 00 </text:p>
      <text:p text:style-name="P25">DEBUG MEM[160]: 00 00 00 00 00 00 00 00 00 00 00 00 00 00 00 00 </text:p>
      <text:p text:style-name="P25">DEBUG MEM[170]: 00 00 00 00 00 00 00 00 00 00 00 00 00 00 00 00 </text:p>
      <text:p text:style-name="P25">DEBUG MEM[180]: 00 00 00 00 00 00 00 00 00 00 00 00 00 00 00 00 </text:p>
      <text:p text:style-name="P25">DEBUG MEM[190]: 00 00 00 00 00 00 00 00 00 00 00 00 00 00 00 00 </text:p>
      <text:p text:style-name="P25">DEBUG MEM[1a0]: 00 00 00 00 00 00 00 00 00 00 00 00 00 00 00 00 </text:p>
      <text:p text:style-name="P25">DEBUG MEM[1b0]: 00 00 00 00 00 00 00 00 00 00 00 00 00 00 00 00 </text:p>
      <text:p text:style-name="P25">DEBUG MEM[1c0]: 00 00 00 00 00 00 00 00 00 00 00 00 00 00 00 00 </text:p>
      <text:p text:style-name="P25">DEBUG MEM[1d0]: 00 00 00 00 00 00 00 00 00 00 00 00 00 00 00 00 </text:p>
      <text:p text:style-name="P25">DEBUG MEM[1e0]: 00 00 00 00 00 00 00 00 00 00 00 00 00 00 00 00 </text:p>
      <text:p text:style-name="P25">DEBUG MEM[1f0]: 00 00 00 00 00 00 00 00 00 00 00 00 00 00 00 00 </text:p>
      <text:p text:style-name="P25">DEBUG MEM[200]: 01 01 8e 01 ab 10 00 00 00 00 00 00 00 00 00 00 </text:p>
      <text:p text:style-name="P25">DEBUG MEM[210]: 00 00 00 00 00 00 00 00 00 00 00 00 00 00 00 00 </text:p>
      <text:p text:style-name="P25">DEBUG MEM[220]: 00 00 00 00 00 00 00 00 00 00 00 00 00 00 00 00 </text:p>
      <text:p text:style-name="P25">DEBUG MEM[230]: 00 00 00 00 00 00 00 00 00 00 00 00 00 00 00 00 </text:p>
      <text:p text:style-name="P25">DEBUG MEM[240]: 00 00 00 00 00 00 00 00 00 00 00 00 00 00 00 00 </text:p>
      <text:p text:style-name="P25">DEBUG MEM[250]: 00 00 00 00 00 00 00 00 00 00 00 00 00 00 00 00 </text:p>
      <text:p text:style-name="P25">DEBUG MEM[260]: 00 00 00 00 00 00 00 00 00 00 00 00 00 00 00 00 </text:p>
      <text:p text:style-name="P25">DEBUG MEM[270]: 00 00 00 00 00 00 00 00 00 00 00 00 00 00 00 00 </text:p>
      <text:p text:style-name="P25">DEBUG MEM[280]: 00 00 00 00 00 00 00 00 00 00 00 00 00 00 00 00 </text:p>
      <text:p text:style-name="P25">DEBUG MEM[290]: 00 00 00 00 00 00 00 00 00 00 00 00 00 00 00 00 </text:p>
      <text:p text:style-name="P25">DEBUG MEM[2a0]: 00 00 00 00 00 00 00 00 00 00 00 00 00 00 00 00 </text:p>
      <text:p text:style-name="P25">DEBUG MEM[2b0]: 00 00 00 00 00 00 00 00 00 00 00 00 00 00 00 00 </text:p>
      <text:p text:style-name="P25">DEBUG MEM[2c0]: 00 00 00 00 00 00 00 00 00 00 00 00 00 00 00 00 </text:p>
      <text:p text:style-name="P25">DEBUG MEM[2d0]: 00 00 00 00 00 00 00 00 00 00 00 00 00 00 00 00 </text:p>
      <text:p text:style-name="P25">DEBUG MEM[2e0]: 00 00 00 00 00 00 00 00 00 00 00 00 00 00 00 00 </text:p>
      <text:p text:style-name="P25">DEBUG MEM[2f0]: 00 00 00 00 00 00 00 00 00 00 00 00 00 00 00 00 </text:p>
      <text:p text:style-name="P25">DEBUG MEM[300]: 00 00 00 00 00 00 00 00 00 00 00 00 00 00 00 00 </text:p>
      <text:p text:style-name="P25">DEBUG MEM[310]: 00 00 00 00 00 00 00 00 00 00 00 00 00 00 00 00 </text:p>
      <text:p text:style-name="P25">DEBUG MEM[320]: 00 00 00 00 00 00 00 00 00 00 00 00 00 00 00 00 </text:p>
      <text:p text:style-name="P25">DEBUG MEM[330]: 00 00 00 00 00 00 00 00 00 00 00 00 00 00 00 00 </text:p>
      <text:p text:style-name="P25">DEBUG MEM[340]: 00 00 00 00 00 00 00 00 00 00 00 00 00 00 00 00 </text:p>
      <text:p text:style-name="P25">DEBUG MEM[350]: 00 00 00 00 00 00 00 00 00 00 00 00 00 00 00 00 </text:p>
      <text:p text:style-name="P25">DEBUG MEM[360]: 00 00 00 00 00 00 00 00 00 00 00 00 00 00 00 00 </text:p>
      <text:p text:style-name="P25">DEBUG MEM[370]: 00 00 00 00 00 00 00 00 00 00 00 00 00 00 00 00 </text:p>
      <text:p text:style-name="P25">DEBUG MEM[380]: 00 00 00 00 00 00 00 00 00 00 00 00 00 00 00 00 </text:p>
      <text:p text:style-name="P25">DEBUG MEM[390]: 00 00 00 00 00 00 00 00 00 00 00 00 00 00 00 00 </text:p>
      <text:p text:style-name="P25">DEBUG MEM[3a0]: 00 00 00 00 00 00 00 00 00 00 00 00 00 00 00 00 </text:p>
      <text:p text:style-name="P25">DEBUG MEM[3b0]: 00 00 00 00 00 00 00 00 00 00 00 00 00 00 00 00 </text:p>
      <text:p text:style-name="P25">DEBUG MEM[3c0]: 00 00 00 00 00 00 00 00 00 00 00 00 00 00 00 00 </text:p>
      <text:p text:style-name="P25">DEBUG MEM[3d0]: 00 00 00 00 00 00 00 00 00 00 00 00 00 00 00 00 </text:p>
      <text:p text:style-name="P25">DEBUG MEM[3e0]: 00 00 00 00 00 00 00 00 00 00 00 00 00 00 00 00 </text:p>
      <text:p text:style-name="P25">DEBUG MEM[3f0]: 00 00 00 00 00 00 00 00 00 00 00 00 00 00 00 00 </text:p>
      <text:p text:style-name="P25">DEBUG MEM[400]: 00 00 00 00 00 00 00 00 00 00 00 00 00 00 00 00 </text:p>
      <text:p text:style-name="P25">DEBUG MEM[410]: 00 00 00 00 00 00 00 00 00 00 00 00 00 00 00 00 </text:p>
      <text:p text:style-name="P25">DEBUG MEM[420]: 00 00 00 00 00 00 00 00 00 00 00 00 00 00 00 00 </text:p>
      <text:p text:style-name="P25">DEBUG MEM[430]: 00 00 00 00 00 00 00 00 00 00 00 00 00 00 00 00 </text:p>
      <text:p text:style-name="P25">DEBUG MEM[440]: 00 00 00 00 00 00 00 00 00 00 00 00 00 00 00 00 </text:p>
      <text:p text:style-name="P25">DEBUG MEM[450]: 00 00 00 00 00 00 00 00 00 00 00 00 00 00 00 00 </text:p>
      <text:p text:style-name="P25">DEBUG MEM[460]: 00 00 00 00 00 00 00 00 00 00 00 00 00 00 00 00 </text:p>
      <text:p text:style-name="P25">DEBUG MEM[470]: 00 00 00 00 00 00 00 00 00 00 00 00 00 00 00 00 </text:p>
      <text:p text:style-name="P25">DEBUG MEM[480]: 00 00 00 00 00 00 00 00 00 00 00 00 00 00 00 00 </text:p>
      <text:p text:style-name="P25">DEBUG MEM[490]: 00 00 00 00 00 00 00 8e 00 92 01 82 02 94 a3 82 </text:p>
      <text:p text:style-name="P25">DEBUG MEM[4a0]: 03 94 a4 8e 08 42 04 92 04 62 05 72 05 e0 00 82 </text:p>
      <text:p text:style-name="P25">DEBUG MEM[4b0]: 01 52 00 92 01 14 c9 84 a4 42 00 94 a4 14 c1 04 </text:p>
      <text:p text:style-name="P25">DEBUG MEM[4c0]: a3 84 a3 42 00 94 a3 04 a3 c4 97 00 00 00 00 00 </text:p>
      <text:p text:style-name="P25">DEBUG MEM[4d0]: 00 00 00 00 00 00 00 00 00 00 00 00 00 00 00 00 </text:p>
      <text:p text:style-name="P25">DEBUG MEM[4e0]: 00 00 00 00 00 00 00 00 00 00 00 00 00 00 00 00 </text:p>
      <text:p text:style-name="P25"><text:soft-page-break/>DEBUG MEM[4f0]: 00 00 00 00 00 00 00 00 00 00 00 00 00 00 00 00 </text:p>
      <text:p text:style-name="P25">DEBUG MEM[500]: 00 00 00 00 00 00 00 00 00 00 00 00 00 00 00 00 </text:p>
      <text:p text:style-name="P25">DEBUG MEM[510]: 00 00 00 00 00 00 00 00 00 00 00 00 00 00 00 00 </text:p>
      <text:p text:style-name="P25">DEBUG MEM[520]: 00 00 00 00 00 00 00 00 00 00 00 00 00 00 00 00 </text:p>
      <text:p text:style-name="P25">DEBUG MEM[530]: 00 00 00 00 00 00 00 00 00 00 00 00 00 00 00 00 </text:p>
      <text:p text:style-name="P25">DEBUG MEM[540]: 00 00 00 00 00 00 00 00 00 00 00 00 00 00 00 00 </text:p>
      <text:p text:style-name="P25">DEBUG MEM[550]: 00 00 00 00 00 00 00 00 00 00 00 00 00 00 00 00 </text:p>
      <text:p text:style-name="P25">DEBUG MEM[560]: 00 00 00 00 00 00 00 00 00 00 00 00 00 00 00 00 </text:p>
      <text:p text:style-name="P25">DEBUG MEM[570]: 00 00 00 00 00 00 00 00 00 00 00 00 00 00 00 00 </text:p>
      <text:p text:style-name="P25">DEBUG MEM[580]: 00 00 00 00 00 00 00 00 00 00 00 00 00 00 00 00 </text:p>
      <text:p text:style-name="P25">DEBUG MEM[590]: 00 00 00 00 00 00 00 00 00 00 00 00 00 00 00 00 </text:p>
      <text:p text:style-name="P25">DEBUG MEM[5a0]: 00 00 00 00 00 00 00 00 00 00 00 00 00 00 00 00 </text:p>
      <text:p text:style-name="P25">DEBUG MEM[5b0]: 00 00 00 00 00 00 00 00 00 00 00 00 00 00 00 00 </text:p>
      <text:p text:style-name="P25">DEBUG MEM[5c0]: 00 00 00 00 00 00 00 00 00 00 00 00 00 00 00 00 </text:p>
      <text:p text:style-name="P25">DEBUG MEM[5d0]: 00 00 00 00 00 00 00 00 00 00 00 00 00 00 00 00 </text:p>
      <text:p text:style-name="P25">DEBUG MEM[5e0]: 00 00 00 00 00 00 00 00 00 00 00 00 00 00 00 00 </text:p>
      <text:p text:style-name="P25">DEBUG MEM[5f0]: 00 00 00 00 00 00 00 00 00 00 00 00 00 00 00 00 </text:p>
      <text:p text:style-name="P25">DEBUG MEM[600]: 00 00 00 00 00 00 00 00 00 00 00 00 00 00 00 00 </text:p>
      <text:p text:style-name="P25">DEBUG MEM[610]: 00 00 00 00 00 00 00 00 00 00 00 00 00 00 00 00 </text:p>
      <text:p text:style-name="P25">DEBUG MEM[620]: 00 00 00 00 00 00 00 00 00 00 00 00 00 00 00 00 </text:p>
      <text:p text:style-name="P25">DEBUG MEM[630]: 00 00 00 00 00 00 00 00 00 00 00 00 00 00 00 00 </text:p>
      <text:p text:style-name="P25">DEBUG MEM[640]: 00 00 00 00 00 00 00 00 00 00 00 00 00 00 00 00 </text:p>
      <text:p text:style-name="P25">DEBUG MEM[650]: 00 00 00 00 00 00 00 00 00 00 00 00 00 00 00 00 </text:p>
      <text:p text:style-name="P25">DEBUG MEM[660]: 00 00 00 00 00 00 00 00 00 00 00 00 00 00 00 00 </text:p>
      <text:p text:style-name="P25">DEBUG MEM[670]: 00 00 00 00 00 00 00 00 00 00 00 00 00 00 00 00 </text:p>
      <text:p text:style-name="P25">DEBUG MEM[680]: 00 00 00 00 00 00 00 00 00 00 00 00 00 00 00 00 </text:p>
      <text:p text:style-name="P25">DEBUG MEM[690]: 00 00 00 00 00 00 00 00 00 00 00 00 00 00 00 00 </text:p>
      <text:p text:style-name="P25">DEBUG MEM[6a0]: 00 00 00 00 00 00 00 00 00 00 00 00 00 00 00 00 </text:p>
      <text:p text:style-name="P25">DEBUG MEM[6b0]: 00 00 00 00 00 00 00 00 00 00 00 00 00 00 00 00 </text:p>
      <text:p text:style-name="P25">DEBUG MEM[6c0]: 00 00 00 00 00 00 00 00 00 00 00 00 00 00 00 00 </text:p>
      <text:p text:style-name="P25">DEBUG MEM[6d0]: 00 00 00 00 00 00 00 00 00 00 00 00 00 00 00 00 </text:p>
      <text:p text:style-name="P25">DEBUG MEM[6e0]: 00 00 00 00 00 00 00 00 00 00 00 00 00 00 00 00 </text:p>
      <text:p text:style-name="P25">DEBUG MEM[6f0]: 00 00 00 00 00 00 00 00 00 00 00 00 00 00 00 00 </text:p>
      <text:p text:style-name="P25">DEBUG MEM[700]: 00 00 00 00 00 00 00 00 00 00 00 00 00 00 00 00 </text:p>
      <text:p text:style-name="P25">DEBUG MEM[710]: 00 00 00 00 00 00 00 00 00 00 00 00 00 00 00 00 </text:p>
      <text:p text:style-name="P25">DEBUG MEM[720]: 00 00 00 00 00 00 00 00 00 00 00 00 00 00 00 00 </text:p>
      <text:p text:style-name="P25">DEBUG MEM[730]: 00 00 00 00 00 00 00 00 00 00 00 00 00 00 00 00 </text:p>
      <text:p text:style-name="P25">DEBUG MEM[740]: 00 00 00 00 00 00 00 00 00 00 00 00 00 00 00 00 </text:p>
      <text:p text:style-name="P25">DEBUG MEM[750]: 00 00 00 00 00 00 00 00 00 00 00 00 00 00 00 00 </text:p>
      <text:p text:style-name="P25">DEBUG MEM[760]: 00 00 00 00 00 00 00 00 00 00 00 00 00 00 00 00 </text:p>
      <text:p text:style-name="P25">DEBUG MEM[770]: 00 00 00 00 00 00 00 00 00 00 00 00 00 00 00 00 </text:p>
      <text:p text:style-name="P25">DEBUG MEM[780]: 00 00 00 00 00 00 00 00 00 00 00 00 00 00 00 00 </text:p>
      <text:p text:style-name="P25">DEBUG MEM[790]: 00 00 00 00 00 00 00 00 00 00 00 00 00 00 00 00 </text:p>
      <text:p text:style-name="P25">DEBUG MEM[7a0]: 00 00 00 00 00 00 00 00 00 00 00 00 00 00 00 00 </text:p>
      <text:p text:style-name="P25">DEBUG MEM[7b0]: 00 00 00 00 00 00 00 00 00 00 00 00 00 00 00 00 </text:p>
      <text:p text:style-name="P25">DEBUG MEM[7c0]: 00 00 00 00 00 00 00 00 00 00 00 00 00 00 00 00 </text:p>
      <text:p text:style-name="P25">DEBUG MEM[7d0]: 00 00 00 00 00 00 00 00 00 00 00 00 00 00 00 00 </text:p>
      <text:p text:style-name="P25">DEBUG MEM[7e0]: 00 00 00 00 00 00 00 00 00 00 00 00 00 00 00 00 </text:p>
      <text:p text:style-name="P25">DEBUG MEM[7f0]: 00 00 00 00 00 00 00 00 00 00 00 00 00 00 00 00 </text:p>
      <text:p text:style-name="P25">DEBUG MEM[800]: 00 00 00 00 00 00 00 00 00 00 00 00 00 00 00 00 </text:p>
      <text:p text:style-name="P25">DEBUG MEM[810]: 00 00 00 00 00 00 00 00 00 00 00 00 00 00 00 00 </text:p>
      <text:p text:style-name="P25">DEBUG MEM[820]: 00 00 00 00 00 00 00 00 00 00 00 00 00 00 00 00 </text:p>
      <text:p text:style-name="P25">DEBUG MEM[830]: 00 00 00 00 00 00 00 00 00 00 00 00 00 00 00 00 </text:p>
      <text:p text:style-name="P25">DEBUG MEM[840]: 00 00 00 00 00 00 00 00 00 00 00 00 00 00 00 00 </text:p>
      <text:p text:style-name="P25">DEBUG MEM[850]: 00 00 00 00 00 00 00 00 00 00 00 00 00 00 00 00 </text:p>
      <text:p text:style-name="P25">DEBUG MEM[860]: 00 00 00 00 00 00 00 00 00 00 00 00 00 00 00 00 </text:p>
      <text:p text:style-name="P25">DEBUG MEM[870]: 00 00 00 00 00 00 00 00 00 00 00 00 00 00 00 00 </text:p>
      <text:p text:style-name="P25">DEBUG MEM[880]: 00 00 00 00 00 00 00 00 00 00 00 00 00 00 00 00 </text:p>
      <text:p text:style-name="P25">DEBUG MEM[890]: 00 00 00 00 00 00 00 00 00 00 00 00 00 00 00 00 </text:p>
      <text:p text:style-name="P25">DEBUG MEM[8a0]: 00 00 00 00 00 00 00 00 00 00 00 00 00 00 00 00 </text:p>
      <text:p text:style-name="P25">DEBUG MEM[8b0]: 00 00 00 00 00 00 00 00 00 00 00 00 00 00 00 00 </text:p>
      <text:p text:style-name="P25">DEBUG MEM[8c0]: 00 00 00 00 00 00 00 00 00 00 00 00 00 00 00 00 </text:p>
      <text:p text:style-name="P25">DEBUG MEM[8d0]: 00 00 00 00 00 00 00 00 00 00 00 00 00 00 00 00 </text:p>
      <text:p text:style-name="P25">DEBUG MEM[8e0]: 00 00 00 00 00 00 00 00 00 00 00 00 00 00 00 00 </text:p>
      <text:p text:style-name="P25">DEBUG MEM[8f0]: 00 00 00 00 00 00 00 00 00 00 00 00 00 00 00 00 </text:p>
      <text:p text:style-name="P25">DEBUG MEM[900]: 00 00 00 00 00 00 00 00 00 00 00 00 00 00 00 00 </text:p>
      <text:p text:style-name="P25">DEBUG MEM[910]: 00 00 00 00 00 00 00 00 00 00 00 00 00 00 00 00 </text:p>
      <text:p text:style-name="P25">DEBUG MEM[920]: 00 00 00 00 00 00 00 00 00 00 00 00 00 00 00 00 </text:p>
      <text:p text:style-name="P25">DEBUG MEM[930]: 00 00 00 00 00 00 00 00 00 00 00 00 00 00 00 00 </text:p>
      <text:p text:style-name="P25">DEBUG MEM[940]: 00 00 00 00 00 00 00 00 00 00 00 00 00 00 00 00 </text:p>
      <text:p text:style-name="P25">DEBUG MEM[950]: 00 00 00 00 00 00 00 00 00 00 00 00 00 00 00 00 </text:p>
      <text:p text:style-name="P25">DEBUG MEM[960]: 00 00 00 00 00 00 00 00 00 00 00 00 00 00 00 00 </text:p>
      <text:p text:style-name="P25">DEBUG MEM[970]: 00 00 00 00 00 00 00 00 00 00 00 00 00 00 00 00 </text:p>
      <text:p text:style-name="P25">DEBUG MEM[980]: 00 00 00 00 00 00 00 00 00 00 00 00 00 00 00 00 </text:p>
      <text:p text:style-name="P25">DEBUG MEM[990]: 00 00 00 00 00 00 00 00 00 00 00 00 00 00 00 00 </text:p>
      <text:p text:style-name="P25">DEBUG MEM[9a0]: 00 00 00 00 00 00 00 00 00 00 00 00 00 00 00 00 </text:p>
      <text:p text:style-name="P25">DEBUG MEM[9b0]: 00 00 00 00 00 00 00 00 00 00 00 00 00 00 00 00 </text:p>
      <text:p text:style-name="P25">DEBUG MEM[9c0]: 00 00 00 00 00 00 00 00 00 00 00 00 00 00 00 00 </text:p>
      <text:p text:style-name="P25">DEBUG MEM[9d0]: 00 00 00 00 00 00 00 00 00 00 00 00 00 00 00 00 </text:p>
      <text:p text:style-name="P25">DEBUG MEM[9e0]: 00 00 00 00 00 00 00 00 00 00 00 00 00 00 00 00 </text:p>
      <text:p text:style-name="P25"><text:soft-page-break/>DEBUG MEM[9f0]: 00 00 00 00 00 00 00 00 00 00 00 00 00 00 00 00 </text:p>
      <text:p text:style-name="P25">DEBUG MEM[a00]: 00 00 00 00 00 00 00 00 00 00 00 00 00 00 00 00 </text:p>
      <text:p text:style-name="P25">DEBUG MEM[a10]: 00 00 00 00 00 00 00 00 00 00 00 00 00 00 00 00 </text:p>
      <text:p text:style-name="P25">DEBUG MEM[a20]: 00 00 00 00 00 00 00 00 00 00 00 00 00 00 00 00 </text:p>
      <text:p text:style-name="P25">DEBUG MEM[a30]: 00 00 00 00 00 00 00 00 00 00 00 00 00 00 00 00 </text:p>
      <text:p text:style-name="P25">DEBUG MEM[a40]: 00 00 00 00 00 00 00 00 00 00 00 00 00 00 00 00 </text:p>
      <text:p text:style-name="P25">DEBUG MEM[a50]: 00 00 00 00 00 00 00 00 00 00 00 00 00 00 00 00 </text:p>
      <text:p text:style-name="P25">DEBUG MEM[a60]: 00 00 00 00 00 00 00 00 00 00 00 00 00 00 00 00 </text:p>
      <text:p text:style-name="P25">DEBUG MEM[a70]: 00 00 00 00 00 00 00 00 00 00 00 00 00 00 00 00 </text:p>
      <text:p text:style-name="P25">DEBUG MEM[a80]: 00 00 00 00 00 00 00 00 00 00 00 00 00 00 00 00 </text:p>
      <text:p text:style-name="P25">DEBUG MEM[a90]: 00 00 00 00 00 00 00 00 00 00 00 00 00 00 00 00 </text:p>
      <text:p text:style-name="P25">DEBUG MEM[aa0]: 00 00 00 00 00 00 00 00 00 00 00 00 00 00 00 00 </text:p>
      <text:p text:style-name="P25">DEBUG MEM[ab0]: 00 00 00 00 00 00 00 00 00 00 00 00 00 00 00 00 </text:p>
      <text:p text:style-name="P25">DEBUG MEM[ac0]: 00 00 00 00 00 00 00 00 00 00 00 00 00 00 00 00 </text:p>
      <text:p text:style-name="P25">DEBUG MEM[ad0]: 00 00 00 00 00 00 00 00 00 00 00 00 00 00 00 00 </text:p>
      <text:p text:style-name="P25">DEBUG MEM[ae0]: 00 00 00 00 00 00 00 00 00 00 00 00 00 00 00 00 </text:p>
      <text:p text:style-name="P25">DEBUG MEM[af0]: 00 00 00 00 00 00 00 00 00 00 00 00 00 00 00 00 </text:p>
      <text:p text:style-name="P25">DEBUG MEM[b00]: 00 00 00 00 00 00 00 00 00 00 00 00 00 00 00 00 </text:p>
      <text:p text:style-name="P25">DEBUG MEM[b10]: 00 00 00 00 00 00 00 00 00 00 00 00 00 00 00 00 </text:p>
      <text:p text:style-name="P25">DEBUG MEM[b20]: 00 00 00 00 00 00 00 00 00 00 00 00 00 00 00 00 </text:p>
      <text:p text:style-name="P25">DEBUG MEM[b30]: 00 00 00 00 00 00 00 00 00 00 00 00 00 00 00 00 </text:p>
      <text:p text:style-name="P25">DEBUG MEM[b40]: 00 00 00 00 00 00 00 00 00 00 00 00 00 00 00 00 </text:p>
      <text:p text:style-name="P25">DEBUG MEM[b50]: 00 00 00 00 00 00 00 00 00 00 00 00 00 00 00 00 </text:p>
      <text:p text:style-name="P25">DEBUG MEM[b60]: 00 00 00 00 00 00 00 00 00 00 00 00 00 00 00 00 </text:p>
      <text:p text:style-name="P25">DEBUG MEM[b70]: 00 00 00 00 00 00 00 00 00 00 00 00 00 00 00 00 </text:p>
      <text:p text:style-name="P25">DEBUG MEM[b80]: 00 00 00 00 00 00 00 00 00 00 00 00 00 00 00 00 </text:p>
      <text:p text:style-name="P25">DEBUG MEM[b90]: 00 00 00 00 00 00 00 00 00 00 00 00 00 00 00 00 </text:p>
      <text:p text:style-name="P25">DEBUG MEM[ba0]: 00 00 00 00 00 00 00 00 00 00 00 00 00 00 00 00 </text:p>
      <text:p text:style-name="P25">DEBUG MEM[bb0]: 00 00 00 00 00 00 00 00 00 00 00 00 00 00 00 00 </text:p>
      <text:p text:style-name="P25">DEBUG MEM[bc0]: 00 00 00 00 00 00 00 00 00 00 00 00 00 00 00 00 </text:p>
      <text:p text:style-name="P25">DEBUG MEM[bd0]: 00 00 00 00 00 00 00 00 00 00 00 00 00 00 00 00 </text:p>
      <text:p text:style-name="P25">DEBUG MEM[be0]: 00 00 00 00 00 00 00 00 00 00 00 00 00 00 00 00 </text:p>
      <text:p text:style-name="P25">DEBUG MEM[bf0]: 00 00 00 00 00 00 00 00 00 00 00 00 00 00 00 00 </text:p>
      <text:p text:style-name="P25">DEBUG MEM[c00]: 00 00 00 00 00 00 00 00 00 00 00 00 00 00 00 00 </text:p>
      <text:p text:style-name="P25">DEBUG MEM[c10]: 00 00 00 00 00 00 00 00 00 00 00 00 00 00 00 00 </text:p>
      <text:p text:style-name="P25">DEBUG MEM[c20]: 00 00 00 00 00 00 00 00 00 00 00 00 00 00 00 00 </text:p>
      <text:p text:style-name="P25">DEBUG MEM[c30]: 00 00 00 00 00 00 00 00 00 00 00 00 00 00 00 00 </text:p>
      <text:p text:style-name="P25">DEBUG MEM[c40]: 00 00 00 00 00 00 00 00 00 00 00 00 00 00 00 00 </text:p>
      <text:p text:style-name="P25">DEBUG MEM[c50]: 00 00 00 00 00 00 00 00 00 00 00 00 00 00 00 00 </text:p>
      <text:p text:style-name="P25">DEBUG MEM[c60]: 00 00 00 00 00 00 00 00 00 00 00 00 00 00 00 00 </text:p>
      <text:p text:style-name="P25">DEBUG MEM[c70]: 00 00 00 00 00 00 00 00 00 00 00 00 00 00 00 00 </text:p>
      <text:p text:style-name="P25">DEBUG MEM[c80]: 00 00 00 00 00 00 00 00 00 00 00 00 00 00 00 00 </text:p>
      <text:p text:style-name="P25">DEBUG MEM[c90]: 00 00 00 00 00 00 00 00 00 00 00 00 00 00 00 00 </text:p>
      <text:p text:style-name="P25">DEBUG MEM[ca0]: 00 00 00 00 00 00 00 00 00 00 00 00 00 00 00 00 </text:p>
      <text:p text:style-name="P25">DEBUG MEM[cb0]: 00 00 00 00 00 00 00 00 00 00 00 00 00 00 00 00 </text:p>
      <text:p text:style-name="P25">DEBUG MEM[cc0]: 00 00 00 00 00 00 00 00 00 00 00 00 00 00 00 00 </text:p>
      <text:p text:style-name="P25">DEBUG MEM[cd0]: 00 00 00 00 00 00 00 00 00 00 00 00 00 00 00 00 </text:p>
      <text:p text:style-name="P25">DEBUG MEM[ce0]: 00 00 00 00 00 00 00 00 00 00 00 00 00 00 00 00 </text:p>
      <text:p text:style-name="P25">DEBUG MEM[cf0]: 00 00 00 00 00 00 00 00 00 00 00 00 00 00 00 00 </text:p>
      <text:p text:style-name="P25">DEBUG MEM[d00]: 00 00 00 00 00 00 00 00 00 00 00 00 00 00 00 00 </text:p>
      <text:p text:style-name="P25">DEBUG MEM[d10]: 00 00 00 00 00 00 00 00 00 00 00 00 00 00 00 00 </text:p>
      <text:p text:style-name="P25">DEBUG MEM[d20]: 00 00 00 00 00 00 00 00 00 00 00 00 00 00 00 00 </text:p>
      <text:p text:style-name="P25">DEBUG MEM[d30]: 00 00 00 00 00 00 00 00 00 00 00 00 00 00 00 00 </text:p>
      <text:p text:style-name="P25">DEBUG MEM[d40]: 00 00 00 00 00 00 00 00 00 00 00 00 00 00 00 00 </text:p>
      <text:p text:style-name="P25">DEBUG MEM[d50]: 00 00 00 00 00 00 00 00 00 00 00 00 00 00 00 00 </text:p>
      <text:p text:style-name="P25">DEBUG MEM[d60]: 00 00 00 00 00 00 00 00 00 00 00 00 00 00 00 00 </text:p>
      <text:p text:style-name="P25">DEBUG MEM[d70]: 00 00 00 00 00 00 00 00 00 00 00 00 00 00 00 00 </text:p>
      <text:p text:style-name="P25">DEBUG MEM[d80]: 00 00 00 00 00 00 00 00 00 00 00 00 00 00 00 00 </text:p>
      <text:p text:style-name="P25">DEBUG MEM[d90]: 00 00 00 00 00 00 00 00 00 00 00 00 00 00 00 00 </text:p>
      <text:p text:style-name="P25">DEBUG MEM[da0]: 00 00 00 00 00 00 00 00 00 00 00 00 00 00 00 00 </text:p>
      <text:p text:style-name="P25">DEBUG MEM[db0]: 00 00 00 00 00 00 00 00 00 00 00 00 00 00 00 00 </text:p>
      <text:p text:style-name="P25">DEBUG MEM[dc0]: 00 00 00 00 00 00 00 00 00 00 00 00 00 00 00 00 </text:p>
      <text:p text:style-name="P25">DEBUG MEM[dd0]: 00 00 00 00 00 00 00 00 00 00 00 00 00 00 00 00 </text:p>
      <text:p text:style-name="P25">DEBUG MEM[de0]: 00 00 00 00 00 00 00 00 00 00 00 00 00 00 00 00 </text:p>
      <text:p text:style-name="P25">DEBUG MEM[df0]: 00 00 00 00 00 00 00 00 00 00 00 00 00 00 00 00 </text:p>
      <text:p text:style-name="P25">DEBUG MEM[e00]: 08 37 39 31 36 33 38 39 30 00 00 00 00 00 00 00 </text:p>
      <text:p text:style-name="P25">DEBUG MEM[e10]: 00 00 00 00 00 00 00 00 00 00 00 00 00 00 00 00 </text:p>
      <text:p text:style-name="P25">DEBUG MEM[e20]: 00 00 00 00 00 00 00 00 00 00 00 00 00 00 00 00 </text:p>
      <text:p text:style-name="P25">DEBUG MEM[e30]: 00 00 00 00 00 00 00 00 00 00 00 00 00 00 00 00 </text:p>
      <text:p text:style-name="P25">DEBUG MEM[e40]: 00 00 00 00 00 00 00 00 00 00 00 00 00 00 00 00 </text:p>
      <text:p text:style-name="P25">DEBUG MEM[e50]: 00 00 00 00 00 00 00 00 00 00 00 00 00 00 00 00 </text:p>
      <text:p text:style-name="P25">DEBUG MEM[e60]: 00 00 00 00 00 00 00 00 00 00 00 00 00 00 00 00 </text:p>
      <text:p text:style-name="P25">DEBUG MEM[e70]: 00 00 00 00 00 00 00 00 00 00 00 00 00 00 00 00 </text:p>
      <text:p text:style-name="P25">DEBUG MEM[e80]: 00 00 00 00 00 00 00 00 00 00 00 00 00 00 00 00 </text:p>
      <text:p text:style-name="P25">DEBUG MEM[e90]: 00 00 00 00 00 00 00 00 00 00 00 00 00 00 00 00 </text:p>
      <text:p text:style-name="P25">DEBUG MEM[ea0]: 00 00 00 00 00 00 00 00 00 00 00 00 00 00 00 00 </text:p>
      <text:p text:style-name="P25">DEBUG MEM[eb0]: 00 00 00 00 00 00 00 00 00 00 00 00 00 00 00 00 </text:p>
      <text:p text:style-name="P25">DEBUG MEM[ec0]: 00 00 00 00 00 00 00 00 00 00 00 00 00 00 00 00 </text:p>
      <text:p text:style-name="P25">DEBUG MEM[ed0]: 00 00 00 00 00 00 00 00 00 00 00 00 00 00 00 00 </text:p>
      <text:p text:style-name="P25">DEBUG MEM[ee0]: 00 00 00 00 00 00 00 00 00 00 00 00 00 00 00 00 </text:p>
      <text:p text:style-name="P25"><text:soft-page-break/>DEBUG MEM[ef0]: 00 00 00 00 00 00 00 00 00 00 00 00 00 00 00 00 </text:p>
      <text:p text:style-name="P25">DEBUG MEM[f00]: d0 00 9f 44 4f 4b 9f 46 d0 00 9f 45 9f 47 d0 00 </text:p>
      <text:p text:style-name="P25">DEBUG MEM[f10]: 9f 4a d0 00 0f 46 8f 47 4f 4c 1f 3a 9f 47 8f 4a </text:p>
      <text:p text:style-name="P25">DEBUG MEM[f20]: 5f 4c 9f 4a 1f 28 0f 12 d0 00 4f 4b 1f 42 9f 46 </text:p>
      <text:p text:style-name="P25">DEBUG MEM[f30]: d0 00 9f 47 d0 00 9f 4a 0f 12 8f 46 4f 4c 9f 46 </text:p>
      <text:p text:style-name="P25">DEBUG MEM[f40]: 0f 1c 30 00 04 97 9e 11 0f 16 00 90 01 00 00 00 </text:p>
      <text:p text:style-name="P25">DEBUG MEM[f50]: 00 00 00 00 00 00 00 00 00 00 00 00 00 00 00 00 </text:p>
      <text:p text:style-name="P25">DEBUG MEM[f60]: 00 00 00 00 00 00 00 00 00 00 00 00 00 00 00 00 </text:p>
      <text:p text:style-name="P25">DEBUG MEM[f70]: 00 00 00 00 00 00 00 00 00 00 00 00 00 00 00 00 </text:p>
      <text:p text:style-name="P25">DEBUG MEM[f80]: 00 00 00 00 00 00 00 00 00 00 00 00 00 00 00 00 </text:p>
      <text:p text:style-name="P25">DEBUG MEM[f90]: 00 00 00 00 00 00 00 00 00 00 00 00 00 00 00 00 </text:p>
      <text:p text:style-name="P25">DEBUG MEM[fa0]: 00 00 00 00 00 00 00 00 00 00 00 00 00 00 00 00 </text:p>
      <text:p text:style-name="P25">DEBUG MEM[fb0]: 00 00 00 00 00 00 00 00 00 00 00 00 00 00 00 00 </text:p>
      <text:p text:style-name="P25">DEBUG MEM[fc0]: 00 00 00 00 00 00 00 00 00 00 00 00 00 00 00 00 </text:p>
      <text:p text:style-name="P25">DEBUG MEM[fd0]: 00 00 00 00 00 00 00 00 00 00 00 00 00 00 00 00 </text:p>
      <text:p text:style-name="P25">DEBUG MEM[fe0]: 00 00 00 00 00 00 00 00 00 00 00 00 00 00 00 00 </text:p>
      <text:p text:style-name="P25">DEBUG MEM[ff0]: 00 00 00 00 00 00 00 00 00 00 00 00 00 00 00 0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alatino" svg:font-family="palatino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5:56:06.571023780</meta:creation-date>
    <dc:date>2020-05-13T18:27:23.362178010</dc:date>
    <meta:editing-duration>PT1H34M3S</meta:editing-duration>
    <meta:editing-cycles>34</meta:editing-cycles>
    <meta:generator>LibreOffice/6.1.5.2$Linux_X86_64 LibreOffice_project/10$Build-2</meta:generator>
    <meta:document-statistic meta:table-count="0" meta:image-count="0" meta:object-count="0" meta:page-count="17" meta:paragraph-count="967" meta:word-count="14879" meta:character-count="54525" meta:non-whitespace-character-count="38919"/>
  </office:meta>
</office:document-meta>
</file>